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667668.5" table:style-name="ce9">
            <text:p>15.667.669</text:p>
          </table:table-cell>
          <table:table-cell office:value-type="percentage" office:value="0.95992989079555535" table:style-name="ce10">
            <text:p>96,0%</text:p>
          </table:table-cell>
          <table:table-cell office:value-type="float" office:value="7353122" table:style-name="ce8">
            <text:p>7.353.122</text:p>
          </table:table-cell>
          <table:table-cell office:value-type="float" office:value="6884941" table:style-name="ce8">
            <text:p>6.884.941</text:p>
          </table:table-cell>
          <table:table-cell office:value-type="float" office:value="2642302" table:style-name="ce8">
            <text:p>2.642.302</text:p>
          </table:table-cell>
          <table:table-cell office:value-type="date" office:date-value="2022-01-19T00:00:00" table:style-name="ce11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592361" table:style-name="ce14">
            <text:p>2.592.361</text:p>
          </table:table-cell>
          <table:table-cell office:value-type="float" office:value="2468671.5" table:style-name="ce14">
            <text:p>2.468.672</text:p>
          </table:table-cell>
          <table:table-cell office:value-type="percentage" office:value="0.95228693071682535" table:style-name="ce15">
            <text:p>95,2%</text:p>
          </table:table-cell>
          <table:table-cell office:value-type="float" office:value="1135336" table:style-name="ce13">
            <text:p>1.135.336</text:p>
          </table:table-cell>
          <table:table-cell office:value-type="float" office:value="1071348" table:style-name="ce13">
            <text:p>1.071.348</text:p>
          </table:table-cell>
          <table:table-cell office:value-type="float" office:value="523963" table:style-name="ce13">
            <text:p>523.963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491040" table:style-name="ce7">
            <text:p>4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12125" table:style-name="ce14">
            <text:p>2.312.125</text:p>
          </table:table-cell>
          <table:table-cell office:value-type="float" office:value="2169966" table:style-name="ce14">
            <text:p>2.169.966</text:p>
          </table:table-cell>
          <table:table-cell office:value-type="percentage" office:value="0.93851586743796289" table:style-name="ce15">
            <text:p>93,9%</text:p>
          </table:table-cell>
          <table:table-cell office:value-type="float" office:value="920175" table:style-name="ce13">
            <text:p>920.175</text:p>
          </table:table-cell>
          <table:table-cell office:value-type="float" office:value="871245" table:style-name="ce13">
            <text:p>871.245</text:p>
          </table:table-cell>
          <table:table-cell office:value-type="float" office:value="620192" table:style-name="ce13">
            <text:p>620.192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57774" table:style-name="ce14">
            <text:p>2.157.774</text:p>
          </table:table-cell>
          <table:table-cell office:value-type="float" office:value="1914707.5" table:style-name="ce14">
            <text:p>1.914.708</text:p>
          </table:table-cell>
          <table:table-cell office:value-type="percentage" office:value="0.88735312409918743" table:style-name="ce15">
            <text:p>88,7%</text:p>
          </table:table-cell>
          <table:table-cell office:value-type="float" office:value="917228" table:style-name="ce13">
            <text:p>917.228</text:p>
          </table:table-cell>
          <table:table-cell office:value-type="float" office:value="874736" table:style-name="ce13">
            <text:p>874.736</text:p>
          </table:table-cell>
          <table:table-cell office:value-type="float" office:value="334005" table:style-name="ce13">
            <text:p>334.005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31260" table:style-name="ce14">
            <text:p>4.031.260</text:p>
          </table:table-cell>
          <table:table-cell office:value-type="float" office:value="3872109.5" table:style-name="ce14">
            <text:p>3.872.110</text:p>
          </table:table-cell>
          <table:table-cell office:value-type="percentage" office:value="0.96052090413419133" table:style-name="ce15">
            <text:p>96,1%</text:p>
          </table:table-cell>
          <table:table-cell office:value-type="float" office:value="1791358" table:style-name="ce13">
            <text:p>1.791.358</text:p>
          </table:table-cell>
          <table:table-cell office:value-type="float" office:value="1673136" table:style-name="ce13">
            <text:p>1.673.136</text:p>
          </table:table-cell>
          <table:table-cell office:value-type="float" office:value="753143" table:style-name="ce13">
            <text:p>753.143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69184.5" table:style-name="ce14">
            <text:p>1.169.185</text:p>
          </table:table-cell>
          <table:table-cell office:value-type="percentage" office:value="0.94445211842158405" table:style-name="ce15">
            <text:p>94,4%</text:p>
          </table:table-cell>
          <table:table-cell office:value-type="float" office:value="514017" table:style-name="ce13">
            <text:p>514.017</text:p>
          </table:table-cell>
          <table:table-cell office:value-type="float" office:value="486852" table:style-name="ce13">
            <text:p>486.852</text:p>
          </table:table-cell>
          <table:table-cell office:value-type="float" office:value="275517" table:style-name="ce13">
            <text:p>275.517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304953" table:style-name="ce14">
            <text:p>5.304.953</text:p>
          </table:table-cell>
          <table:table-cell office:value-type="float" office:value="4998206" table:style-name="ce14">
            <text:p>4.998.206</text:p>
          </table:table-cell>
          <table:table-cell office:value-type="percentage" office:value="0.94217724454863216" table:style-name="ce15">
            <text:p>94,2%</text:p>
          </table:table-cell>
          <table:table-cell office:value-type="float" office:value="2128996" table:style-name="ce13">
            <text:p>2.128.996</text:p>
          </table:table-cell>
          <table:table-cell office:value-type="float" office:value="2002790" table:style-name="ce13">
            <text:p>2.002.790</text:p>
          </table:table-cell>
          <table:table-cell office:value-type="float" office:value="1200456" table:style-name="ce13">
            <text:p>1.200.456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1270" table:style-name="ce7">
            <text:p>84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4121850" table:style-name="ce14">
            <text:p>4.121.850</text:p>
          </table:table-cell>
          <table:table-cell office:value-type="float" office:value="3707948.5" table:style-name="ce14">
            <text:p>3.707.949</text:p>
          </table:table-cell>
          <table:table-cell office:value-type="percentage" office:value="0.89958356077974699" table:style-name="ce15">
            <text:p>90,0%</text:p>
          </table:table-cell>
          <table:table-cell office:value-type="float" office:value="1736535" table:style-name="ce13">
            <text:p>1.736.535</text:p>
          </table:table-cell>
          <table:table-cell office:value-type="float" office:value="1598378" table:style-name="ce13">
            <text:p>1.598.378</text:p>
          </table:table-cell>
          <table:table-cell office:value-type="float" office:value="802395" table:style-name="ce13">
            <text:p>802.395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3438" table:style-name="ce7">
            <text:p>8.573.438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3788" table:style-name="ce14">
            <text:p>14.223.788</text:p>
          </table:table-cell>
          <table:table-cell office:value-type="float" office:value="13424669" table:style-name="ce14">
            <text:p>13.424.669</text:p>
          </table:table-cell>
          <table:table-cell office:value-type="percentage" office:value="0.94381813058518593" table:style-name="ce15">
            <text:p>94,4%</text:p>
          </table:table-cell>
          <table:table-cell office:value-type="float" office:value="6415898" table:style-name="ce13">
            <text:p>6.415.898</text:p>
          </table:table-cell>
          <table:table-cell office:value-type="float" office:value="6058901" table:style-name="ce13">
            <text:p>6.058.901</text:p>
          </table:table-cell>
          <table:table-cell office:value-type="float" office:value="2940574" table:style-name="ce13">
            <text:p>2.940.574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50" table:style-name="ce7">
            <text:p>2.0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40825" table:style-name="ce14">
            <text:p>10.240.825</text:p>
          </table:table-cell>
          <table:table-cell office:value-type="float" office:value="9376382.5" table:style-name="ce14">
            <text:p>9.376.383</text:p>
          </table:table-cell>
          <table:table-cell office:value-type="percentage" office:value="0.91558858783349972" table:style-name="ce15">
            <text:p>91,6%</text:p>
          </table:table-cell>
          <table:table-cell office:value-type="float" office:value="4357015" table:style-name="ce13">
            <text:p>4.357.015</text:p>
          </table:table-cell>
          <table:table-cell office:value-type="float" office:value="4087984" table:style-name="ce13">
            <text:p>4.087.984</text:p>
          </table:table-cell>
          <table:table-cell office:value-type="float" office:value="2012655" table:style-name="ce13">
            <text:p>2.012.655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02843" table:style-name="ce7">
            <text:p>1.502.843</text:p>
          </table:table-cell>
          <table:table-cell office:value-type="float" office:value="72000" table:style-name="ce7">
            <text:p>72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069398" table:style-name="ce14">
            <text:p>2.069.398</text:p>
          </table:table-cell>
          <table:table-cell office:value-type="float" office:value="2118302.5" table:style-name="ce14">
            <text:p>2.118.303</text:p>
          </table:table-cell>
          <table:table-cell office:value-type="percentage" office:value="1" table:style-name="ce15">
            <text:p>100,0%</text:p>
          </table:table-cell>
          <table:table-cell office:value-type="float" office:value="950172" table:style-name="ce13">
            <text:p>950.172</text:p>
          </table:table-cell>
          <table:table-cell office:value-type="float" office:value="894279" table:style-name="ce13">
            <text:p>894.279</text:p>
          </table:table-cell>
          <table:table-cell office:value-type="float" office:value="449820" table:style-name="ce13">
            <text:p>449.820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884980" table:style-name="ce7">
            <text:p>88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770384" table:style-name="ce14">
            <text:p>5.770.384</text:p>
          </table:table-cell>
          <table:table-cell office:value-type="float" office:value="5744388" table:style-name="ce14">
            <text:p>5.744.388</text:p>
          </table:table-cell>
          <table:table-cell office:value-type="percentage" office:value="0.99549492720068544" table:style-name="ce15">
            <text:p>99,5%</text:p>
          </table:table-cell>
          <table:table-cell office:value-type="float" office:value="2460984" table:style-name="ce13">
            <text:p>2.460.984</text:p>
          </table:table-cell>
          <table:table-cell office:value-type="float" office:value="2317333" table:style-name="ce13">
            <text:p>2.317.333</text:p>
          </table:table-cell>
          <table:table-cell office:value-type="float" office:value="1614070" table:style-name="ce13">
            <text:p>1.614.070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24025" table:style-name="ce14">
            <text:p>624.025</text:p>
          </table:table-cell>
          <table:table-cell office:value-type="float" office:value="598934" table:style-name="ce14">
            <text:p>598.934</text:p>
          </table:table-cell>
          <table:table-cell office:value-type="percentage" office:value="0.95979167501302032" table:style-name="ce15">
            <text:p>96,0%</text:p>
          </table:table-cell>
          <table:table-cell office:value-type="float" office:value="279703" table:style-name="ce13">
            <text:p>279.703</text:p>
          </table:table-cell>
          <table:table-cell office:value-type="float" office:value="260963" table:style-name="ce13">
            <text:p>260.963</text:p>
          </table:table-cell>
          <table:table-cell office:value-type="float" office:value="127214" table:style-name="ce13">
            <text:p>127.214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234335.5" table:style-name="ce14">
            <text:p>12.234.336</text:p>
          </table:table-cell>
          <table:table-cell office:value-type="percentage" office:value="0.9891379318011575" table:style-name="ce15">
            <text:p>98,9%</text:p>
          </table:table-cell>
          <table:table-cell office:value-type="float" office:value="5705882" table:style-name="ce13">
            <text:p>5.705.882</text:p>
          </table:table-cell>
          <table:table-cell office:value-type="float" office:value="5359911" table:style-name="ce13">
            <text:p>5.359.911</text:p>
          </table:table-cell>
          <table:table-cell office:value-type="float" office:value="2565082" table:style-name="ce13">
            <text:p>2.565.082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35845" table:style-name="ce14">
            <text:p>2.635.845</text:p>
          </table:table-cell>
          <table:table-cell office:value-type="percentage" office:value="0.953573851149077" table:style-name="ce15">
            <text:p>95,4%</text:p>
          </table:table-cell>
          <table:table-cell office:value-type="float" office:value="1289389" table:style-name="ce13">
            <text:p>1.289.389</text:p>
          </table:table-cell>
          <table:table-cell office:value-type="float" office:value="1196436" table:style-name="ce13">
            <text:p>1.196.436</text:p>
          </table:table-cell>
          <table:table-cell office:value-type="float" office:value="504882" table:style-name="ce13">
            <text:p>504.882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24760" table:style-name="ce7">
            <text:p>22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295557" table:style-name="ce14">
            <text:p>1.295.557</text:p>
          </table:table-cell>
          <table:table-cell office:value-type="float" office:value="1228740" table:style-name="ce14">
            <text:p>1.228.740</text:p>
          </table:table-cell>
          <table:table-cell office:value-type="percentage" office:value="0.94842604377885342" table:style-name="ce15">
            <text:p>94,8%</text:p>
          </table:table-cell>
          <table:table-cell office:value-type="float" office:value="561875" table:style-name="ce13">
            <text:p>561.875</text:p>
          </table:table-cell>
          <table:table-cell office:value-type="float" office:value="531544" table:style-name="ce13">
            <text:p>531.544</text:p>
          </table:table-cell>
          <table:table-cell office:value-type="float" office:value="273908" table:style-name="ce13">
            <text:p>273.908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178677.5" table:style-name="ce14">
            <text:p>4.178.678</text:p>
          </table:table-cell>
          <table:table-cell office:value-type="percentage" office:value="0.93655047598769547" table:style-name="ce15">
            <text:p>93,7%</text:p>
          </table:table-cell>
          <table:table-cell office:value-type="float" office:value="1931908" table:style-name="ce13">
            <text:p>1.931.908</text:p>
          </table:table-cell>
          <table:table-cell office:value-type="float" office:value="1821122" table:style-name="ce13">
            <text:p>1.821.122</text:p>
          </table:table-cell>
          <table:table-cell office:value-type="float" office:value="965818" table:style-name="ce13">
            <text:p>965.818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37756" table:style-name="ce14">
            <text:p>137.756</text:p>
          </table:table-cell>
          <table:table-cell office:value-type="percentage" office:value="0.84904067205344869" table:style-name="ce15">
            <text:p>84,9%</text:p>
          </table:table-cell>
          <table:table-cell office:value-type="float" office:value="66934" table:style-name="ce13">
            <text:p>66.934</text:p>
          </table:table-cell>
          <table:table-cell office:value-type="float" office:value="61512" table:style-name="ce13">
            <text:p>61.512</text:p>
          </table:table-cell>
          <table:table-cell office:value-type="float" office:value="23683" table:style-name="ce13">
            <text:p>23.683</text:p>
          </table:table-cell>
          <table:table-cell office:value-type="date" office:date-value="2022-01-19T00:00:00" table:style-name="ce16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0925.5" table:style-name="ce14">
            <text:p>130.926</text:p>
          </table:table-cell>
          <table:table-cell office:value-type="percentage" office:value="0.84228962943901187" table:style-name="ce15">
            <text:p>84,2%</text:p>
          </table:table-cell>
          <table:table-cell office:value-type="float" office:value="64117" table:style-name="ce13">
            <text:p>64.117</text:p>
          </table:table-cell>
          <table:table-cell office:value-type="float" office:value="58992" table:style-name="ce13">
            <text:p>58.992</text:p>
          </table:table-cell>
          <table:table-cell office:value-type="float" office:value="22194" table:style-name="ce13">
            <text:p>22.194</text:p>
          </table:table-cell>
          <table:table-cell office:value-type="date" office:date-value="2022-01-19T00:00:00" table:style-name="ce17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11965.5" table:style-name="ce14">
            <text:p>211.966</text:p>
          </table:table-cell>
          <table:table-cell office:value-type="percentage" office:value="0.99871606404131208" table:style-name="ce15">
            <text:p>99,9%</text:p>
          </table:table-cell>
          <table:table-cell office:value-type="float" office:value="95401" table:style-name="ce13">
            <text:p>95.401</text:p>
          </table:table-cell>
          <table:table-cell office:value-type="float" office:value="92485" table:style-name="ce13">
            <text:p>92.485</text:p>
          </table:table-cell>
          <table:table-cell office:value-type="float" office:value="50420" table:style-name="ce13">
            <text:p>50.420</text:p>
          </table:table-cell>
          <table:table-cell office:value-type="date" office:date-value="2022-01-19T00:00:00" table:style-name="ce17">
            <text:p>1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480" table:style-name="ce7">
            <text:p>6.48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165" table:style-name="ce14">
            <text:p>11.165</text:p>
          </table:table-cell>
          <table:table-cell office:value-type="float" office:value="11206.5" table:style-name="ce14">
            <text:p>11.207</text:p>
          </table:table-cell>
          <table:table-cell office:value-type="percentage" office:value="1" table:style-name="ce15">
            <text:p>100,0%</text:p>
          </table:table-cell>
          <table:table-cell office:value-type="float" office:value="7905" table:style-name="ce13">
            <text:p>7.905</text:p>
          </table:table-cell>
          <table:table-cell office:value-type="float" office:value="7443" table:style-name="ce13">
            <text:p>7.443</text:p>
          </table:table-cell>
          <table:table-cell office:value-type="float" office:value="1165" table:style-name="ce13">
            <text:p>1.165</text:p>
          </table:table-cell>
          <table:table-cell office:value-type="date" office:date-value="2022-01-18T00:00:00" table:style-name="ce17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909477" table:style-name="ce19">
            <text:p>60.909.47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6887770" table:style-name="ce20">
            <text:p>16.887.770</text:p>
          </table:table-cell>
          <table:table-cell office:value-type="float" office:value="9011510" table:style-name="ce21">
            <text:p>9.011.510</text:p>
          </table:table-cell>
          <table:table-cell office:value-type="float" office:value="2114900" table:style-name="ce22">
            <text:p>2.114.900</text:p>
          </table:table-cell>
          <table:table-cell office:value-type="float" office:value="92439657" table:style-name="ce23">
            <text:p>92.439.657</text:p>
          </table:table-cell>
          <table:table-cell office:value-type="float" office:value="88000589.5" table:style-name="ce23">
            <text:p>88.000.590</text:p>
          </table:table-cell>
          <table:table-cell office:value-type="percentage" office:value="0.95197875409684829" table:style-name="ce24">
            <text:p>95,2%</text:p>
          </table:table-cell>
          <table:table-cell office:value-type="float" office:value="40683950" table:style-name="ce23">
            <text:p>40.683.950</text:p>
          </table:table-cell>
          <table:table-cell office:value-type="float" office:value="38212331" table:style-name="ce23">
            <text:p>38.212.331</text:p>
          </table:table-cell>
          <table:table-cell office:value-type="float" office:value="18703458" table:style-name="ce23">
            <text:p>18.703.45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08074" table:style-name="ce31">
            <text:p>7.008.074</text:p>
          </table:table-cell>
          <table:table-cell office:value-type="percentage" office:value="0.93341360321416944" table:style-name="ce32">
            <text:p>93,3%</text:p>
          </table:table-cell>
          <table:table-cell office:value-type="float" office:value="6884941" table:style-name="ce31">
            <text:p>6.884.941</text:p>
          </table:table-cell>
          <table:table-cell office:value-type="percentage" office:value="0.91701337439173258" table:style-name="ce32">
            <text:p>91,7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0205" table:style-name="ce31">
            <text:p>1.090.205</text:p>
          </table:table-cell>
          <table:table-cell office:value-type="percentage" office:value="0.91659464204040997" table:style-name="ce32">
            <text:p>91,7%</text:p>
          </table:table-cell>
          <table:table-cell office:value-type="float" office:value="1071348" table:style-name="ce31">
            <text:p>1.071.348</text:p>
          </table:table-cell>
          <table:table-cell office:value-type="percentage" office:value="0.90074053646856256" table:style-name="ce32">
            <text:p>90,1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392" table:style-name="ce31">
            <text:p>882.392</text:p>
          </table:table-cell>
          <table:table-cell office:value-type="percentage" office:value="0.94835278097516573" table:style-name="ce32">
            <text:p>94,8%</text:p>
          </table:table-cell>
          <table:table-cell office:value-type="float" office:value="871245" table:style-name="ce31">
            <text:p>871.245</text:p>
          </table:table-cell>
          <table:table-cell office:value-type="percentage" office:value="0.93637251772535135" table:style-name="ce32">
            <text:p>93,6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2520" table:style-name="ce31">
            <text:p>892.520</text:p>
          </table:table-cell>
          <table:table-cell office:value-type="percentage" office:value="0.82397591551597282" table:style-name="ce32">
            <text:p>82,4%</text:p>
          </table:table-cell>
          <table:table-cell office:value-type="float" office:value="874736" table:style-name="ce31">
            <text:p>874.736</text:p>
          </table:table-cell>
          <table:table-cell office:value-type="percentage" office:value="0.80755769779364039" table:style-name="ce32">
            <text:p>80,8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29342" table:style-name="ce31">
            <text:p>1.729.342</text:p>
          </table:table-cell>
          <table:table-cell office:value-type="percentage" office:value="0.85042092182346507" table:style-name="ce32">
            <text:p>85,0%</text:p>
          </table:table-cell>
          <table:table-cell office:value-type="float" office:value="1673136" table:style-name="ce31">
            <text:p>1.673.136</text:p>
          </table:table-cell>
          <table:table-cell office:value-type="percentage" office:value="0.82278106901701642" table:style-name="ce32">
            <text:p>82,3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396" table:style-name="ce31">
            <text:p>492.396</text:p>
          </table:table-cell>
          <table:table-cell office:value-type="percentage" office:value="0.93422785175178635" table:style-name="ce32">
            <text:p>93,4%</text:p>
          </table:table-cell>
          <table:table-cell office:value-type="float" office:value="486852" table:style-name="ce31">
            <text:p>486.852</text:p>
          </table:table-cell>
          <table:table-cell office:value-type="percentage" office:value="0.92370916514565649" table:style-name="ce32">
            <text:p>92,4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0621" table:style-name="ce31">
            <text:p>2.040.621</text:p>
          </table:table-cell>
          <table:table-cell office:value-type="percentage" office:value="0.93944798446147115" table:style-name="ce32">
            <text:p>93,9%</text:p>
          </table:table-cell>
          <table:table-cell office:value-type="float" office:value="2002790" table:style-name="ce31">
            <text:p>2.002.790</text:p>
          </table:table-cell>
          <table:table-cell office:value-type="percentage" office:value="0.92203159175544591" table:style-name="ce32">
            <text:p>92,2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5971" table:style-name="ce31">
            <text:p>1.655.971</text:p>
          </table:table-cell>
          <table:table-cell office:value-type="percentage" office:value="0.91183713070224803" table:style-name="ce32">
            <text:p>91,2%</text:p>
          </table:table-cell>
          <table:table-cell office:value-type="float" office:value="1598378" table:style-name="ce31">
            <text:p>1.598.378</text:p>
          </table:table-cell>
          <table:table-cell office:value-type="percentage" office:value="0.8801243556183036" table:style-name="ce32">
            <text:p>88,0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13648" table:style-name="ce31">
            <text:p>6.213.648</text:p>
          </table:table-cell>
          <table:table-cell office:value-type="percentage" office:value="0.9161410671775565" table:style-name="ce32">
            <text:p>91,6%</text:p>
          </table:table-cell>
          <table:table-cell office:value-type="float" office:value="6058901" table:style-name="ce31">
            <text:p>6.058.901</text:p>
          </table:table-cell>
          <table:table-cell office:value-type="percentage" office:value="0.89332514942319952" table:style-name="ce32">
            <text:p>89,3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1121" table:style-name="ce31">
            <text:p>4.161.121</text:p>
          </table:table-cell>
          <table:table-cell office:value-type="percentage" office:value="0.92633502121314526" table:style-name="ce32">
            <text:p>92,6%</text:p>
          </table:table-cell>
          <table:table-cell office:value-type="float" office:value="4087984" table:style-name="ce31">
            <text:p>4.087.984</text:p>
          </table:table-cell>
          <table:table-cell office:value-type="percentage" office:value="0.91005350369744076" table:style-name="ce32">
            <text:p>91,0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492" table:style-name="ce31">
            <text:p>907.492</text:p>
          </table:table-cell>
          <table:table-cell office:value-type="percentage" office:value="0.95536535809409506" table:style-name="ce32">
            <text:p>95,5%</text:p>
          </table:table-cell>
          <table:table-cell office:value-type="float" office:value="894279" table:style-name="ce31">
            <text:p>894.279</text:p>
          </table:table-cell>
          <table:table-cell office:value-type="percentage" office:value="0.94145532640621543" table:style-name="ce32">
            <text:p>94,1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250" table:style-name="ce31">
            <text:p>2.337.250</text:p>
          </table:table-cell>
          <table:table-cell office:value-type="percentage" office:value="0.95159981548185413" table:style-name="ce32">
            <text:p>95,2%</text:p>
          </table:table-cell>
          <table:table-cell office:value-type="float" office:value="2317333" table:style-name="ce31">
            <text:p>2.317.333</text:p>
          </table:table-cell>
          <table:table-cell office:value-type="percentage" office:value="0.94349070711734373" table:style-name="ce32">
            <text:p>94,3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412" table:style-name="ce31">
            <text:p>267.412</text:p>
          </table:table-cell>
          <table:table-cell office:value-type="percentage" office:value="0.95002469100714437" table:style-name="ce32">
            <text:p>95,0%</text:p>
          </table:table-cell>
          <table:table-cell office:value-type="float" office:value="260963" table:style-name="ce31">
            <text:p>260.963</text:p>
          </table:table-cell>
          <table:table-cell office:value-type="percentage" office:value="0.92711356797487554" table:style-name="ce32">
            <text:p>92,7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498856" table:style-name="ce31">
            <text:p>5.498.856</text:p>
          </table:table-cell>
          <table:table-cell office:value-type="percentage" office:value="0.92094133756540886" table:style-name="ce32">
            <text:p>92,1%</text:p>
          </table:table-cell>
          <table:table-cell office:value-type="float" office:value="5359911" table:style-name="ce31">
            <text:p>5.359.911</text:p>
          </table:table-cell>
          <table:table-cell office:value-type="percentage" office:value="0.89767100749165785" table:style-name="ce32">
            <text:p>89,8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9041" table:style-name="ce31">
            <text:p>1.229.041</text:p>
          </table:table-cell>
          <table:table-cell office:value-type="percentage" office:value="0.93277773308419609" table:style-name="ce32">
            <text:p>93,3%</text:p>
          </table:table-cell>
          <table:table-cell office:value-type="float" office:value="1196436" table:style-name="ce31">
            <text:p>1.196.436</text:p>
          </table:table-cell>
          <table:table-cell office:value-type="percentage" office:value="0.90803224616617617" table:style-name="ce32">
            <text:p>90,8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7983" table:style-name="ce31">
            <text:p>537.983</text:p>
          </table:table-cell>
          <table:table-cell office:value-type="percentage" office:value="0.92727871293784281" table:style-name="ce32">
            <text:p>92,7%</text:p>
          </table:table-cell>
          <table:table-cell office:value-type="float" office:value="531544" table:style-name="ce31">
            <text:p>531.544</text:p>
          </table:table-cell>
          <table:table-cell office:value-type="percentage" office:value="0.9161803183182976" table:style-name="ce32">
            <text:p>91,6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6427" table:style-name="ce31">
            <text:p>1.856.427</text:p>
          </table:table-cell>
          <table:table-cell office:value-type="percentage" office:value="0.94945615733616062" table:style-name="ce32">
            <text:p>94,9%</text:p>
          </table:table-cell>
          <table:table-cell office:value-type="float" office:value="1821122" table:style-name="ce31">
            <text:p>1.821.122</text:p>
          </table:table-cell>
          <table:table-cell office:value-type="percentage" office:value="0.93139967052857098" table:style-name="ce32">
            <text:p>93,1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349" table:style-name="ce31">
            <text:p>64.349</text:p>
          </table:table-cell>
          <table:table-cell office:value-type="percentage" office:value="0.90595390615100879" table:style-name="ce32">
            <text:p>90,6%</text:p>
          </table:table-cell>
          <table:table-cell office:value-type="float" office:value="61512" table:style-name="ce31">
            <text:p>61.512</text:p>
          </table:table-cell>
          <table:table-cell office:value-type="percentage" office:value="0.86601247377831592" table:style-name="ce32">
            <text:p>86,6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25" table:style-name="ce31">
            <text:p>61.325</text:p>
          </table:table-cell>
          <table:table-cell office:value-type="percentage" office:value="0.89832420238478894" table:style-name="ce32">
            <text:p>89,8%</text:p>
          </table:table-cell>
          <table:table-cell office:value-type="float" office:value="58992" table:style-name="ce31">
            <text:p>58.992</text:p>
          </table:table-cell>
          <table:table-cell office:value-type="percentage" office:value="0.86414906395570268" table:style-name="ce32">
            <text:p>86,4%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01" table:style-name="ce31">
            <text:p>95.401</text:p>
          </table:table-cell>
          <table:table-cell office:value-type="string" table:style-name="ce32">
            <text:p>-</text:p>
          </table:table-cell>
          <table:table-cell office:value-type="float" office:value="92485" table:style-name="ce31">
            <text:p>92.485</text:p>
          </table:table-cell>
          <table:table-cell office:value-type="string" table:style-name="ce32">
            <text:p>-</text:p>
          </table:table-cell>
          <table:table-cell office:value-type="date" office:date-value="2022-01-19T00:00:00" table:style-name="ce33">
            <text:p>1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05" table:style-name="ce31">
            <text:p>7.905</text:p>
          </table:table-cell>
          <table:table-cell office:value-type="string" table:style-name="ce32">
            <text:p>-</text:p>
          </table:table-cell>
          <table:table-cell office:value-type="float" office:value="7443" table:style-name="ce31">
            <text:p>7.443</text:p>
          </table:table-cell>
          <table:table-cell office:value-type="string" table:style-name="ce32">
            <text:p>-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29731" table:style-name="ce34">
            <text:p>39.029.731</text:p>
          </table:table-cell>
          <table:table-cell office:value-type="percentage" office:value="0.92520328240587124" table:style-name="ce24">
            <text:p>92,5%</text:p>
          </table:table-cell>
          <table:table-cell office:value-type="float" office:value="38212331" table:style-name="ce34">
            <text:p>38.212.331</text:p>
          </table:table-cell>
          <table:table-cell office:value-type="percentage" office:value="0.90582674191578805" table:style-name="ce24">
            <text:p>90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243" table:style-name="ce43">
            <text:p>435.243</text:p>
          </table:table-cell>
          <table:table-cell office:value-type="percentage" office:value="1" table:style-name="ce44">
            <text:p>100,0%</text:p>
          </table:table-cell>
          <table:table-cell office:value-type="float" office:value="656130" table:style-name="ce43">
            <text:p>656.130</text:p>
          </table:table-cell>
          <table:table-cell office:value-type="percentage" office:value="1" table:style-name="ce44">
            <text:p>100,0%</text:p>
          </table:table-cell>
          <table:table-cell office:value-type="float" office:value="936481" table:style-name="ce43">
            <text:p>936.481</text:p>
          </table:table-cell>
          <table:table-cell office:value-type="percentage" office:value="0.97730396387502361" table:style-name="ce44">
            <text:p>97,7%</text:p>
          </table:table-cell>
          <table:table-cell office:value-type="float" office:value="1227633" table:style-name="ce43">
            <text:p>1.227.633</text:p>
          </table:table-cell>
          <table:table-cell office:value-type="percentage" office:value="0.95343397088050474" table:style-name="ce44">
            <text:p>95,3%</text:p>
          </table:table-cell>
          <table:table-cell office:value-type="float" office:value="1273559" table:style-name="ce43">
            <text:p>1.273.559</text:p>
          </table:table-cell>
          <table:table-cell office:value-type="percentage" office:value="0.91997824227644154" table:style-name="ce44">
            <text:p>92,0%</text:p>
          </table:table-cell>
          <table:table-cell office:value-type="float" office:value="962993" table:style-name="ce43">
            <text:p>962.993</text:p>
          </table:table-cell>
          <table:table-cell office:value-type="percentage" office:value="0.87403938923898117" table:style-name="ce44">
            <text:p>87,4%</text:p>
          </table:table-cell>
          <table:table-cell office:value-type="float" office:value="806048" table:style-name="ce43">
            <text:p>806.048</text:p>
          </table:table-cell>
          <table:table-cell office:value-type="percentage" office:value="0.87035693307073014" table:style-name="ce44">
            <text:p>87,0%</text:p>
          </table:table-cell>
          <table:table-cell office:value-type="float" office:value="709987" table:style-name="ce43">
            <text:p>709.987</text:p>
          </table:table-cell>
          <table:table-cell office:value-type="percentage" office:value="0.91866555562168917" table:style-name="ce44">
            <text:p>91,9%</text:p>
          </table:table-cell>
          <table:table-cell office:value-type="float" office:value="7008074" table:style-name="ce43">
            <text:p>7.008.074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341360321416944" table:style-name="ce44">
            <text:p>93,3%</text:p>
          </table:table-cell>
          <table:table-cell office:value-type="percentage" office:value="0.82426430659203354" table:style-name="ce44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20" table:style-name="ce46">
            <text:p>101.620</text:p>
          </table:table-cell>
          <table:table-cell office:value-type="percentage" office:value="1" table:style-name="ce47">
            <text:p>100,0%</text:p>
          </table:table-cell>
          <table:table-cell office:value-type="float" office:value="119742" table:style-name="ce46">
            <text:p>119.742</text:p>
          </table:table-cell>
          <table:table-cell office:value-type="percentage" office:value="1" table:style-name="ce47">
            <text:p>100,0%</text:p>
          </table:table-cell>
          <table:table-cell office:value-type="float" office:value="155755" table:style-name="ce46">
            <text:p>155.755</text:p>
          </table:table-cell>
          <table:table-cell office:value-type="percentage" office:value="0.96556320128944273" table:style-name="ce47">
            <text:p>96,6%</text:p>
          </table:table-cell>
          <table:table-cell office:value-type="float" office:value="188040" table:style-name="ce46">
            <text:p>188.040</text:p>
          </table:table-cell>
          <table:table-cell office:value-type="percentage" office:value="0.93566203911031498" table:style-name="ce47">
            <text:p>93,6%</text:p>
          </table:table-cell>
          <table:table-cell office:value-type="float" office:value="191463" table:style-name="ce46">
            <text:p>191.463</text:p>
          </table:table-cell>
          <table:table-cell office:value-type="percentage" office:value="0.89620711768092609" table:style-name="ce47">
            <text:p>89,6%</text:p>
          </table:table-cell>
          <table:table-cell office:value-type="float" office:value="130777" table:style-name="ce46">
            <text:p>130.777</text:p>
          </table:table-cell>
          <table:table-cell office:value-type="percentage" office:value="0.82624875219550409" table:style-name="ce47">
            <text:p>82,6%</text:p>
          </table:table-cell>
          <table:table-cell office:value-type="float" office:value="109397" table:style-name="ce46">
            <text:p>109.397</text:p>
          </table:table-cell>
          <table:table-cell office:value-type="percentage" office:value="0.83638129023379559" table:style-name="ce47">
            <text:p>83,6%</text:p>
          </table:table-cell>
          <table:table-cell office:value-type="float" office:value="93411" table:style-name="ce46">
            <text:p>93.411</text:p>
          </table:table-cell>
          <table:table-cell office:value-type="percentage" office:value="0.87269822584713697" table:style-name="ce47">
            <text:p>87,3%</text:p>
          </table:table-cell>
          <table:table-cell office:value-type="float" office:value="1090205" table:style-name="ce46">
            <text:p>1.090.205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659464204040997" table:style-name="ce47">
            <text:p>91,7%</text:p>
          </table:table-cell>
          <table:table-cell office:value-type="percentage" office:value="0.81900531351863415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79" table:style-name="ce46">
            <text:p>89.179</text:p>
          </table:table-cell>
          <table:table-cell office:value-type="percentage" office:value="1" table:style-name="ce47">
            <text:p>100,0%</text:p>
          </table:table-cell>
          <table:table-cell office:value-type="float" office:value="114665" table:style-name="ce46">
            <text:p>114.665</text:p>
          </table:table-cell>
          <table:table-cell office:value-type="percentage" office:value="1" table:style-name="ce47">
            <text:p>100,0%</text:p>
          </table:table-cell>
          <table:table-cell office:value-type="float" office:value="148941" table:style-name="ce46">
            <text:p>148.941</text:p>
          </table:table-cell>
          <table:table-cell office:value-type="percentage" office:value="0.97993946970195411" table:style-name="ce47">
            <text:p>98,0%</text:p>
          </table:table-cell>
          <table:table-cell office:value-type="float" office:value="154132" table:style-name="ce46">
            <text:p>154.132</text:p>
          </table:table-cell>
          <table:table-cell office:value-type="percentage" office:value="0.95094488626197693" table:style-name="ce47">
            <text:p>95,1%</text:p>
          </table:table-cell>
          <table:table-cell office:value-type="float" office:value="152092" table:style-name="ce46">
            <text:p>152.092</text:p>
          </table:table-cell>
          <table:table-cell office:value-type="percentage" office:value="0.91665863066538089" table:style-name="ce47">
            <text:p>91,7%</text:p>
          </table:table-cell>
          <table:table-cell office:value-type="float" office:value="92663" table:style-name="ce46">
            <text:p>92.663</text:p>
          </table:table-cell>
          <table:table-cell office:value-type="percentage" office:value="0.85332117762982196" table:style-name="ce47">
            <text:p>85,3%</text:p>
          </table:table-cell>
          <table:table-cell office:value-type="float" office:value="68392" table:style-name="ce46">
            <text:p>68.392</text:p>
          </table:table-cell>
          <table:table-cell office:value-type="percentage" office:value="0.86307766083642512" table:style-name="ce47">
            <text:p>86,3%</text:p>
          </table:table-cell>
          <table:table-cell office:value-type="float" office:value="62328" table:style-name="ce46">
            <text:p>62.328</text:p>
          </table:table-cell>
          <table:table-cell office:value-type="percentage" office:value="0.95513056270687757" table:style-name="ce47">
            <text:p>95,5%</text:p>
          </table:table-cell>
          <table:table-cell office:value-type="float" office:value="882392" table:style-name="ce46">
            <text:p>882.39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35278097516573" table:style-name="ce47">
            <text:p>94,8%</text:p>
          </table:table-cell>
          <table:table-cell office:value-type="percentage" office:value="0.87116357271132372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4" table:style-name="ce46">
            <text:p>51.794</text:p>
          </table:table-cell>
          <table:table-cell office:value-type="percentage" office:value="0.96571140902056574" table:style-name="ce47">
            <text:p>96,6%</text:p>
          </table:table-cell>
          <table:table-cell office:value-type="float" office:value="79834" table:style-name="ce46">
            <text:p>79.834</text:p>
          </table:table-cell>
          <table:table-cell office:value-type="percentage" office:value="0.91517069032716603" table:style-name="ce47">
            <text:p>91,5%</text:p>
          </table:table-cell>
          <table:table-cell office:value-type="float" office:value="111990" table:style-name="ce46">
            <text:p>111.990</text:p>
          </table:table-cell>
          <table:table-cell office:value-type="percentage" office:value="0.87909068787139011" table:style-name="ce47">
            <text:p>87,9%</text:p>
          </table:table-cell>
          <table:table-cell office:value-type="float" office:value="153350" table:style-name="ce46">
            <text:p>153.350</text:p>
          </table:table-cell>
          <table:table-cell office:value-type="percentage" office:value="0.86390472542082608" table:style-name="ce47">
            <text:p>86,4%</text:p>
          </table:table-cell>
          <table:table-cell office:value-type="float" office:value="173341" table:style-name="ce46">
            <text:p>173.341</text:p>
          </table:table-cell>
          <table:table-cell office:value-type="percentage" office:value="0.80019665501816517" table:style-name="ce47">
            <text:p>80,0%</text:p>
          </table:table-cell>
          <table:table-cell office:value-type="float" office:value="134847" table:style-name="ce46">
            <text:p>134.847</text:p>
          </table:table-cell>
          <table:table-cell office:value-type="percentage" office:value="0.73267697924986552" table:style-name="ce47">
            <text:p>73,3%</text:p>
          </table:table-cell>
          <table:table-cell office:value-type="float" office:value="104280" table:style-name="ce46">
            <text:p>104.280</text:p>
          </table:table-cell>
          <table:table-cell office:value-type="percentage" office:value="0.75998629867432388" table:style-name="ce47">
            <text:p>76,0%</text:p>
          </table:table-cell>
          <table:table-cell office:value-type="float" office:value="83084" table:style-name="ce46">
            <text:p>83.084</text:p>
          </table:table-cell>
          <table:table-cell office:value-type="percentage" office:value="0.8347130686384826" table:style-name="ce47">
            <text:p>83,5%</text:p>
          </table:table-cell>
          <table:table-cell office:value-type="float" office:value="892520" table:style-name="ce46">
            <text:p>892.52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97591551597282" table:style-name="ce47">
            <text:p>82,4%</text:p>
          </table:table-cell>
          <table:table-cell office:value-type="percentage" office:value="0.73170871677153571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77" table:style-name="ce46">
            <text:p>94.577</text:p>
          </table:table-cell>
          <table:table-cell office:value-type="percentage" office:value="0.94235866164484561" table:style-name="ce47">
            <text:p>94,2%</text:p>
          </table:table-cell>
          <table:table-cell office:value-type="float" office:value="155616" table:style-name="ce46">
            <text:p>155.616</text:p>
          </table:table-cell>
          <table:table-cell office:value-type="percentage" office:value="0.92935035772726726" table:style-name="ce47">
            <text:p>92,9%</text:p>
          </table:table-cell>
          <table:table-cell office:value-type="float" office:value="228632" table:style-name="ce46">
            <text:p>228.632</text:p>
          </table:table-cell>
          <table:table-cell office:value-type="percentage" office:value="0.90887479875176402" table:style-name="ce47">
            <text:p>90,9%</text:p>
          </table:table-cell>
          <table:table-cell office:value-type="float" office:value="324864" table:style-name="ce46">
            <text:p>324.864</text:p>
          </table:table-cell>
          <table:table-cell office:value-type="percentage" office:value="0.88219048627687391" table:style-name="ce47">
            <text:p>88,2%</text:p>
          </table:table-cell>
          <table:table-cell office:value-type="float" office:value="323717" table:style-name="ce46">
            <text:p>323.717</text:p>
          </table:table-cell>
          <table:table-cell office:value-type="percentage" office:value="0.82139785082655636" table:style-name="ce47">
            <text:p>82,1%</text:p>
          </table:table-cell>
          <table:table-cell office:value-type="float" office:value="237449" table:style-name="ce46">
            <text:p>237.449</text:p>
          </table:table-cell>
          <table:table-cell office:value-type="percentage" office:value="0.75895762348895035" table:style-name="ce47">
            <text:p>75,9%</text:p>
          </table:table-cell>
          <table:table-cell office:value-type="float" office:value="197473" table:style-name="ce46">
            <text:p>197.473</text:p>
          </table:table-cell>
          <table:table-cell office:value-type="percentage" office:value="0.77540434521402124" table:style-name="ce47">
            <text:p>77,5%</text:p>
          </table:table-cell>
          <table:table-cell office:value-type="float" office:value="167014" table:style-name="ce46">
            <text:p>167.014</text:p>
          </table:table-cell>
          <table:table-cell office:value-type="percentage" office:value="0.90637939923479771" table:style-name="ce47">
            <text:p>90,6%</text:p>
          </table:table-cell>
          <table:table-cell office:value-type="float" office:value="1729342" table:style-name="ce46">
            <text:p>1.729.342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042092182346507" table:style-name="ce47">
            <text:p>85,0%</text:p>
          </table:table-cell>
          <table:table-cell office:value-type="percentage" office:value="0.7705248112052876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6" table:style-name="ce46">
            <text:p>42.546</text:p>
          </table:table-cell>
          <table:table-cell office:value-type="percentage" office:value="1" table:style-name="ce47">
            <text:p>100,0%</text:p>
          </table:table-cell>
          <table:table-cell office:value-type="float" office:value="56174" table:style-name="ce46">
            <text:p>56.174</text:p>
          </table:table-cell>
          <table:table-cell office:value-type="percentage" office:value="1" table:style-name="ce47">
            <text:p>100,0%</text:p>
          </table:table-cell>
          <table:table-cell office:value-type="float" office:value="77185" table:style-name="ce46">
            <text:p>77.185</text:p>
          </table:table-cell>
          <table:table-cell office:value-type="percentage" office:value="0.97385719873323495" table:style-name="ce47">
            <text:p>97,4%</text:p>
          </table:table-cell>
          <table:table-cell office:value-type="float" office:value="85041" table:style-name="ce46">
            <text:p>85.041</text:p>
          </table:table-cell>
          <table:table-cell office:value-type="percentage" office:value="0.93482466747279325" table:style-name="ce47">
            <text:p>93,5%</text:p>
          </table:table-cell>
          <table:table-cell office:value-type="float" office:value="89277" table:style-name="ce46">
            <text:p>89.277</text:p>
          </table:table-cell>
          <table:table-cell office:value-type="percentage" office:value="0.916733411373298" table:style-name="ce47">
            <text:p>91,7%</text:p>
          </table:table-cell>
          <table:table-cell office:value-type="float" office:value="56521" table:style-name="ce46">
            <text:p>56.521</text:p>
          </table:table-cell>
          <table:table-cell office:value-type="percentage" office:value="0.8416123172220733" table:style-name="ce47">
            <text:p>84,2%</text:p>
          </table:table-cell>
          <table:table-cell office:value-type="float" office:value="43149" table:style-name="ce46">
            <text:p>43.149</text:p>
          </table:table-cell>
          <table:table-cell office:value-type="percentage" office:value="0.84817093546675049" table:style-name="ce47">
            <text:p>84,8%</text:p>
          </table:table-cell>
          <table:table-cell office:value-type="float" office:value="42503" table:style-name="ce46">
            <text:p>42.503</text:p>
          </table:table-cell>
          <table:table-cell office:value-type="percentage" office:value="0.9386083077534616" table:style-name="ce47">
            <text:p>93,9%</text:p>
          </table:table-cell>
          <table:table-cell office:value-type="float" office:value="492396" table:style-name="ce46">
            <text:p>492.396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22785175178635" table:style-name="ce47">
            <text:p>93,4%</text:p>
          </table:table-cell>
          <table:table-cell office:value-type="percentage" office:value="0.84364222014717594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48" table:style-name="ce46">
            <text:p>229.948</text:p>
          </table:table-cell>
          <table:table-cell office:value-type="percentage" office:value="1" table:style-name="ce47">
            <text:p>100,0%</text:p>
          </table:table-cell>
          <table:table-cell office:value-type="float" office:value="252258" table:style-name="ce46">
            <text:p>252.258</text:p>
          </table:table-cell>
          <table:table-cell office:value-type="percentage" office:value="1" table:style-name="ce47">
            <text:p>100,0%</text:p>
          </table:table-cell>
          <table:table-cell office:value-type="float" office:value="324387" table:style-name="ce46">
            <text:p>324.387</text:p>
          </table:table-cell>
          <table:table-cell office:value-type="percentage" office:value="0.99127254058910352" table:style-name="ce47">
            <text:p>99,1%</text:p>
          </table:table-cell>
          <table:table-cell office:value-type="float" office:value="357511" table:style-name="ce46">
            <text:p>357.511</text:p>
          </table:table-cell>
          <table:table-cell office:value-type="percentage" office:value="0.93784938733430745" table:style-name="ce47">
            <text:p>93,8%</text:p>
          </table:table-cell>
          <table:table-cell office:value-type="float" office:value="325146" table:style-name="ce46">
            <text:p>325.146</text:p>
          </table:table-cell>
          <table:table-cell office:value-type="percentage" office:value="0.90267683133352949" table:style-name="ce47">
            <text:p>90,3%</text:p>
          </table:table-cell>
          <table:table-cell office:value-type="float" office:value="217735" table:style-name="ce46">
            <text:p>217.735</text:p>
          </table:table-cell>
          <table:table-cell office:value-type="percentage" office:value="0.840993889579841" table:style-name="ce47">
            <text:p>84,1%</text:p>
          </table:table-cell>
          <table:table-cell office:value-type="float" office:value="179559" table:style-name="ce46">
            <text:p>179.559</text:p>
          </table:table-cell>
          <table:table-cell office:value-type="percentage" office:value="0.84786026943181336" table:style-name="ce47">
            <text:p>84,8%</text:p>
          </table:table-cell>
          <table:table-cell office:value-type="float" office:value="154077" table:style-name="ce46">
            <text:p>154.077</text:p>
          </table:table-cell>
          <table:table-cell office:value-type="percentage" office:value="0.91604537509363959" table:style-name="ce47">
            <text:p>91,6%</text:p>
          </table:table-cell>
          <table:table-cell office:value-type="float" office:value="2040621" table:style-name="ce46">
            <text:p>2.040.621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44798446147115" table:style-name="ce47">
            <text:p>93,9%</text:p>
          </table:table-cell>
          <table:table-cell office:value-type="percentage" office:value="0.85501512790527634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82" table:style-name="ce46">
            <text:p>139.382</text:p>
          </table:table-cell>
          <table:table-cell office:value-type="percentage" office:value="1" table:style-name="ce47">
            <text:p>100,0%</text:p>
          </table:table-cell>
          <table:table-cell office:value-type="float" office:value="159828" table:style-name="ce46">
            <text:p>159.828</text:p>
          </table:table-cell>
          <table:table-cell office:value-type="percentage" office:value="1" table:style-name="ce47">
            <text:p>100,0%</text:p>
          </table:table-cell>
          <table:table-cell office:value-type="float" office:value="225886" table:style-name="ce46">
            <text:p>225.886</text:p>
          </table:table-cell>
          <table:table-cell office:value-type="percentage" office:value="0.99060641675583705" table:style-name="ce47">
            <text:p>99,1%</text:p>
          </table:table-cell>
          <table:table-cell office:value-type="float" office:value="290207" table:style-name="ce46">
            <text:p>290.207</text:p>
          </table:table-cell>
          <table:table-cell office:value-type="percentage" office:value="0.93192189000247261" table:style-name="ce47">
            <text:p>93,2%</text:p>
          </table:table-cell>
          <table:table-cell office:value-type="float" office:value="291745" table:style-name="ce46">
            <text:p>291.745</text:p>
          </table:table-cell>
          <table:table-cell office:value-type="percentage" office:value="0.88225510386142536" table:style-name="ce47">
            <text:p>88,2%</text:p>
          </table:table-cell>
          <table:table-cell office:value-type="float" office:value="211270" table:style-name="ce46">
            <text:p>211.270</text:p>
          </table:table-cell>
          <table:table-cell office:value-type="percentage" office:value="0.81966704299886328" table:style-name="ce47">
            <text:p>82,0%</text:p>
          </table:table-cell>
          <table:table-cell office:value-type="float" office:value="179516" table:style-name="ce46">
            <text:p>179.516</text:p>
          </table:table-cell>
          <table:table-cell office:value-type="percentage" office:value="0.81973770731350915" table:style-name="ce47">
            <text:p>82,0%</text:p>
          </table:table-cell>
          <table:table-cell office:value-type="float" office:value="158137" table:style-name="ce46">
            <text:p>158.137</text:p>
          </table:table-cell>
          <table:table-cell office:value-type="percentage" office:value="0.8893294191748774" table:style-name="ce47">
            <text:p>88,9%</text:p>
          </table:table-cell>
          <table:table-cell office:value-type="float" office:value="1655971" table:style-name="ce46">
            <text:p>1.655.971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183713070224803" table:style-name="ce47">
            <text:p>91,2%</text:p>
          </table:table-cell>
          <table:table-cell office:value-type="percentage" office:value="0.80832067462765833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772" table:style-name="ce46">
            <text:p>460.772</text:p>
          </table:table-cell>
          <table:table-cell office:value-type="percentage" office:value="1" table:style-name="ce47">
            <text:p>100,0%</text:p>
          </table:table-cell>
          <table:table-cell office:value-type="float" office:value="621617" table:style-name="ce46">
            <text:p>621.617</text:p>
          </table:table-cell>
          <table:table-cell office:value-type="percentage" office:value="0.97779109567493427" table:style-name="ce47">
            <text:p>97,8%</text:p>
          </table:table-cell>
          <table:table-cell office:value-type="float" office:value="808967" table:style-name="ce46">
            <text:p>808.967</text:p>
          </table:table-cell>
          <table:table-cell office:value-type="percentage" office:value="0.94895270761679984" table:style-name="ce47">
            <text:p>94,9%</text:p>
          </table:table-cell>
          <table:table-cell office:value-type="float" office:value="1042986" table:style-name="ce46">
            <text:p>1.042.986</text:p>
          </table:table-cell>
          <table:table-cell office:value-type="percentage" office:value="0.95041466155033572" table:style-name="ce47">
            <text:p>95,0%</text:p>
          </table:table-cell>
          <table:table-cell office:value-type="float" office:value="1163071" table:style-name="ce46">
            <text:p>1.163.071</text:p>
          </table:table-cell>
          <table:table-cell office:value-type="percentage" office:value="0.91183351234388843" table:style-name="ce47">
            <text:p>91,2%</text:p>
          </table:table-cell>
          <table:table-cell office:value-type="float" office:value="827774" table:style-name="ce46">
            <text:p>827.774</text:p>
          </table:table-cell>
          <table:table-cell office:value-type="percentage" office:value="0.8563521851218876" table:style-name="ce47">
            <text:p>85,6%</text:p>
          </table:table-cell>
          <table:table-cell office:value-type="float" office:value="693958" table:style-name="ce46">
            <text:p>693.958</text:p>
          </table:table-cell>
          <table:table-cell office:value-type="percentage" office:value="0.83705305717756129" table:style-name="ce47">
            <text:p>83,7%</text:p>
          </table:table-cell>
          <table:table-cell office:value-type="float" office:value="594503" table:style-name="ce46">
            <text:p>594.503</text:p>
          </table:table-cell>
          <table:table-cell office:value-type="percentage" office:value="0.8855164791625395" table:style-name="ce47">
            <text:p>88,6%</text:p>
          </table:table-cell>
          <table:table-cell office:value-type="float" office:value="6213648" table:style-name="ce46">
            <text:p>6.213.648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61410671775565" table:style-name="ce47">
            <text:p>91,6%</text:p>
          </table:table-cell>
          <table:table-cell office:value-type="percentage" office:value="0.80999127521931558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953" table:style-name="ce46">
            <text:p>297.953</text:p>
          </table:table-cell>
          <table:table-cell office:value-type="percentage" office:value="1" table:style-name="ce47">
            <text:p>100,0%</text:p>
          </table:table-cell>
          <table:table-cell office:value-type="float" office:value="436131" table:style-name="ce46">
            <text:p>436.131</text:p>
          </table:table-cell>
          <table:table-cell office:value-type="percentage" office:value="0.99171168958742628" table:style-name="ce47">
            <text:p>99,2%</text:p>
          </table:table-cell>
          <table:table-cell office:value-type="float" office:value="574191" table:style-name="ce46">
            <text:p>574.191</text:p>
          </table:table-cell>
          <table:table-cell office:value-type="percentage" office:value="0.9615684764041933" table:style-name="ce47">
            <text:p>96,2%</text:p>
          </table:table-cell>
          <table:table-cell office:value-type="float" office:value="720913" table:style-name="ce46">
            <text:p>720.913</text:p>
          </table:table-cell>
          <table:table-cell office:value-type="percentage" office:value="0.94571268903418093" table:style-name="ce47">
            <text:p>94,6%</text:p>
          </table:table-cell>
          <table:table-cell office:value-type="float" office:value="764428" table:style-name="ce46">
            <text:p>764.428</text:p>
          </table:table-cell>
          <table:table-cell office:value-type="percentage" office:value="0.90925072824223907" table:style-name="ce47">
            <text:p>90,9%</text:p>
          </table:table-cell>
          <table:table-cell office:value-type="float" office:value="527820" table:style-name="ce46">
            <text:p>527.820</text:p>
          </table:table-cell>
          <table:table-cell office:value-type="percentage" office:value="0.85975231340840275" table:style-name="ce47">
            <text:p>86,0%</text:p>
          </table:table-cell>
          <table:table-cell office:value-type="float" office:value="444808" table:style-name="ce46">
            <text:p>444.808</text:p>
          </table:table-cell>
          <table:table-cell office:value-type="percentage" office:value="0.86745596979560158" table:style-name="ce47">
            <text:p>86,7%</text:p>
          </table:table-cell>
          <table:table-cell office:value-type="float" office:value="394877" table:style-name="ce46">
            <text:p>394.877</text:p>
          </table:table-cell>
          <table:table-cell office:value-type="percentage" office:value="0.91244289678789381" table:style-name="ce47">
            <text:p>91,2%</text:p>
          </table:table-cell>
          <table:table-cell office:value-type="float" office:value="4161121" table:style-name="ce46">
            <text:p>4.161.12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633502121314526" table:style-name="ce47">
            <text:p>92,6%</text:p>
          </table:table-cell>
          <table:table-cell office:value-type="percentage" office:value="0.82446679195450012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5" table:style-name="ce46">
            <text:p>78.385</text:p>
          </table:table-cell>
          <table:table-cell office:value-type="percentage" office:value="1" table:style-name="ce47">
            <text:p>100,0%</text:p>
          </table:table-cell>
          <table:table-cell office:value-type="float" office:value="96124" table:style-name="ce46">
            <text:p>96.124</text:p>
          </table:table-cell>
          <table:table-cell office:value-type="percentage" office:value="1" table:style-name="ce47">
            <text:p>100,0%</text:p>
          </table:table-cell>
          <table:table-cell office:value-type="float" office:value="133363" table:style-name="ce46">
            <text:p>133.363</text:p>
          </table:table-cell>
          <table:table-cell office:value-type="percentage" office:value="1" table:style-name="ce47">
            <text:p>100,0%</text:p>
          </table:table-cell>
          <table:table-cell office:value-type="float" office:value="162217" table:style-name="ce46">
            <text:p>162.217</text:p>
          </table:table-cell>
          <table:table-cell office:value-type="percentage" office:value="0.96584758831339723" table:style-name="ce47">
            <text:p>96,6%</text:p>
          </table:table-cell>
          <table:table-cell office:value-type="float" office:value="147140" table:style-name="ce46">
            <text:p>147.140</text:p>
          </table:table-cell>
          <table:table-cell office:value-type="percentage" office:value="0.9340087345114767" table:style-name="ce47">
            <text:p>93,4%</text:p>
          </table:table-cell>
          <table:table-cell office:value-type="float" office:value="114488" table:style-name="ce46">
            <text:p>114.488</text:p>
          </table:table-cell>
          <table:table-cell office:value-type="percentage" office:value="0.88174858674388867" table:style-name="ce47">
            <text:p>88,2%</text:p>
          </table:table-cell>
          <table:table-cell office:value-type="float" office:value="95279" table:style-name="ce46">
            <text:p>95.279</text:p>
          </table:table-cell>
          <table:table-cell office:value-type="percentage" office:value="0.84687927754964176" table:style-name="ce47">
            <text:p>84,7%</text:p>
          </table:table-cell>
          <table:table-cell office:value-type="float" office:value="80496" table:style-name="ce46">
            <text:p>80.496</text:p>
          </table:table-cell>
          <table:table-cell office:value-type="percentage" office:value="0.93917791597148492" table:style-name="ce47">
            <text:p>93,9%</text:p>
          </table:table-cell>
          <table:table-cell office:value-type="float" office:value="907492" table:style-name="ce46">
            <text:p>907.492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36535809409506" table:style-name="ce47">
            <text:p>95,5%</text:p>
          </table:table-cell>
          <table:table-cell office:value-type="percentage" office:value="0.85774372187497339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70" table:style-name="ce46">
            <text:p>242.970</text:p>
          </table:table-cell>
          <table:table-cell office:value-type="percentage" office:value="1" table:style-name="ce47">
            <text:p>100,0%</text:p>
          </table:table-cell>
          <table:table-cell office:value-type="float" office:value="292255" table:style-name="ce46">
            <text:p>292.255</text:p>
          </table:table-cell>
          <table:table-cell office:value-type="percentage" office:value="1" table:style-name="ce47">
            <text:p>100,0%</text:p>
          </table:table-cell>
          <table:table-cell office:value-type="float" office:value="348046" table:style-name="ce46">
            <text:p>348.046</text:p>
          </table:table-cell>
          <table:table-cell office:value-type="percentage" office:value="0.98438763908294347" table:style-name="ce47">
            <text:p>98,4%</text:p>
          </table:table-cell>
          <table:table-cell office:value-type="float" office:value="393517" table:style-name="ce46">
            <text:p>393.517</text:p>
          </table:table-cell>
          <table:table-cell office:value-type="percentage" office:value="0.96167399804496578" table:style-name="ce47">
            <text:p>96,2%</text:p>
          </table:table-cell>
          <table:table-cell office:value-type="float" office:value="412021" table:style-name="ce46">
            <text:p>412.021</text:p>
          </table:table-cell>
          <table:table-cell office:value-type="percentage" office:value="0.930412318753853" table:style-name="ce47">
            <text:p>93,0%</text:p>
          </table:table-cell>
          <table:table-cell office:value-type="float" office:value="268318" table:style-name="ce46">
            <text:p>268.318</text:p>
          </table:table-cell>
          <table:table-cell office:value-type="percentage" office:value="0.86947420268439846" table:style-name="ce47">
            <text:p>86,9%</text:p>
          </table:table-cell>
          <table:table-cell office:value-type="float" office:value="203896" table:style-name="ce46">
            <text:p>203.896</text:p>
          </table:table-cell>
          <table:table-cell office:value-type="percentage" office:value="0.88511125966956361" table:style-name="ce47">
            <text:p>88,5%</text:p>
          </table:table-cell>
          <table:table-cell office:value-type="float" office:value="176227" table:style-name="ce46">
            <text:p>176.227</text:p>
          </table:table-cell>
          <table:table-cell office:value-type="percentage" office:value="0.96118225848677896" table:style-name="ce47">
            <text:p>96,1%</text:p>
          </table:table-cell>
          <table:table-cell office:value-type="float" office:value="2337250" table:style-name="ce46">
            <text:p>2.337.250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59981548185413" table:style-name="ce47">
            <text:p>95,2%</text:p>
          </table:table-cell>
          <table:table-cell office:value-type="percentage" office:value="0.86665089533222883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3" table:style-name="ce46">
            <text:p>2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57" table:style-name="ce46">
            <text:p>38.457</text:p>
          </table:table-cell>
          <table:table-cell office:value-type="percentage" office:value="0.99593411715957947" table:style-name="ce47">
            <text:p>99,6%</text:p>
          </table:table-cell>
          <table:table-cell office:value-type="float" office:value="45834" table:style-name="ce46">
            <text:p>45.834</text:p>
          </table:table-cell>
          <table:table-cell office:value-type="percentage" office:value="0.96492631578947363" table:style-name="ce47">
            <text:p>96,5%</text:p>
          </table:table-cell>
          <table:table-cell office:value-type="float" office:value="48316" table:style-name="ce46">
            <text:p>48.316</text:p>
          </table:table-cell>
          <table:table-cell office:value-type="percentage" office:value="0.93411182429819817" table:style-name="ce47">
            <text:p>93,4%</text:p>
          </table:table-cell>
          <table:table-cell office:value-type="float" office:value="32347" table:style-name="ce46">
            <text:p>32.347</text:p>
          </table:table-cell>
          <table:table-cell office:value-type="percentage" office:value="0.87339345501674048" table:style-name="ce47">
            <text:p>87,3%</text:p>
          </table:table-cell>
          <table:table-cell office:value-type="float" office:value="25572" table:style-name="ce46">
            <text:p>25.572</text:p>
          </table:table-cell>
          <table:table-cell office:value-type="percentage" office:value="0.84770934164290923" table:style-name="ce47">
            <text:p>84,8%</text:p>
          </table:table-cell>
          <table:table-cell office:value-type="float" office:value="24669" table:style-name="ce46">
            <text:p>24.669</text:p>
          </table:table-cell>
          <table:table-cell office:value-type="percentage" office:value="0.94935539734462193" table:style-name="ce47">
            <text:p>94,9%</text:p>
          </table:table-cell>
          <table:table-cell office:value-type="float" office:value="267412" table:style-name="ce46">
            <text:p>267.412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002469100714437" table:style-name="ce47">
            <text:p>95,0%</text:p>
          </table:table-cell>
          <table:table-cell office:value-type="percentage" office:value="0.84576944486615047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23" table:style-name="ce46">
            <text:p>375.523</text:p>
          </table:table-cell>
          <table:table-cell office:value-type="percentage" office:value="1" table:style-name="ce47">
            <text:p>100,0%</text:p>
          </table:table-cell>
          <table:table-cell office:value-type="float" office:value="513397" table:style-name="ce46">
            <text:p>513.397</text:p>
          </table:table-cell>
          <table:table-cell office:value-type="percentage" office:value="0.97409543686557254" table:style-name="ce47">
            <text:p>97,4%</text:p>
          </table:table-cell>
          <table:table-cell office:value-type="float" office:value="694691" table:style-name="ce46">
            <text:p>694.691</text:p>
          </table:table-cell>
          <table:table-cell office:value-type="percentage" office:value="0.96423525035463553" table:style-name="ce47">
            <text:p>96,4%</text:p>
          </table:table-cell>
          <table:table-cell office:value-type="float" office:value="951602" table:style-name="ce46">
            <text:p>951.602</text:p>
          </table:table-cell>
          <table:table-cell office:value-type="percentage" office:value="0.96144819092324496" table:style-name="ce47">
            <text:p>96,1%</text:p>
          </table:table-cell>
          <table:table-cell office:value-type="float" office:value="1053837" table:style-name="ce46">
            <text:p>1.053.837</text:p>
          </table:table-cell>
          <table:table-cell office:value-type="percentage" office:value="0.91159767930500257" table:style-name="ce47">
            <text:p>91,2%</text:p>
          </table:table-cell>
          <table:table-cell office:value-type="float" office:value="780778" table:style-name="ce46">
            <text:p>780.778</text:p>
          </table:table-cell>
          <table:table-cell office:value-type="percentage" office:value="0.86671832192921305" table:style-name="ce47">
            <text:p>86,7%</text:p>
          </table:table-cell>
          <table:table-cell office:value-type="float" office:value="635761" table:style-name="ce46">
            <text:p>635.761</text:p>
          </table:table-cell>
          <table:table-cell office:value-type="percentage" office:value="0.86432594618771896" table:style-name="ce47">
            <text:p>86,4%</text:p>
          </table:table-cell>
          <table:table-cell office:value-type="float" office:value="493267" table:style-name="ce46">
            <text:p>493.267</text:p>
          </table:table-cell>
          <table:table-cell office:value-type="percentage" office:value="0.86425868171146236" table:style-name="ce47">
            <text:p>86,4%</text:p>
          </table:table-cell>
          <table:table-cell office:value-type="float" office:value="5498856" table:style-name="ce46">
            <text:p>5.498.856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094133756540886" table:style-name="ce47">
            <text:p>92,1%</text:p>
          </table:table-cell>
          <table:table-cell office:value-type="percentage" office:value="0.81394256928980435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59" table:style-name="ce46">
            <text:p>74.259</text:p>
          </table:table-cell>
          <table:table-cell office:value-type="percentage" office:value="1" table:style-name="ce47">
            <text:p>100,0%</text:p>
          </table:table-cell>
          <table:table-cell office:value-type="float" office:value="103938" table:style-name="ce46">
            <text:p>103.938</text:p>
          </table:table-cell>
          <table:table-cell office:value-type="percentage" office:value="1" table:style-name="ce47">
            <text:p>100,0%</text:p>
          </table:table-cell>
          <table:table-cell office:value-type="float" office:value="149838" table:style-name="ce46">
            <text:p>149.838</text:p>
          </table:table-cell>
          <table:table-cell office:value-type="percentage" office:value="0.97588266326258133" table:style-name="ce47">
            <text:p>97,6%</text:p>
          </table:table-cell>
          <table:table-cell office:value-type="float" office:value="209780" table:style-name="ce46">
            <text:p>209.780</text:p>
          </table:table-cell>
          <table:table-cell office:value-type="percentage" office:value="0.96183913105275942" table:style-name="ce47">
            <text:p>96,2%</text:p>
          </table:table-cell>
          <table:table-cell office:value-type="float" office:value="236376" table:style-name="ce46">
            <text:p>236.376</text:p>
          </table:table-cell>
          <table:table-cell office:value-type="percentage" office:value="0.93626122914587195" table:style-name="ce47">
            <text:p>93,6%</text:p>
          </table:table-cell>
          <table:table-cell office:value-type="float" office:value="174299" table:style-name="ce46">
            <text:p>174.299</text:p>
          </table:table-cell>
          <table:table-cell office:value-type="percentage" office:value="0.87554879090187565" table:style-name="ce47">
            <text:p>87,6%</text:p>
          </table:table-cell>
          <table:table-cell office:value-type="float" office:value="149799" table:style-name="ce46">
            <text:p>149.799</text:p>
          </table:table-cell>
          <table:table-cell office:value-type="percentage" office:value="0.8612157135547519" table:style-name="ce47">
            <text:p>86,1%</text:p>
          </table:table-cell>
          <table:table-cell office:value-type="float" office:value="130752" table:style-name="ce46">
            <text:p>130.752</text:p>
          </table:table-cell>
          <table:table-cell office:value-type="percentage" office:value="0.90413232284117939" table:style-name="ce47">
            <text:p>90,4%</text:p>
          </table:table-cell>
          <table:table-cell office:value-type="float" office:value="1229041" table:style-name="ce46">
            <text:p>1.229.041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277773308419609" table:style-name="ce47">
            <text:p>93,3%</text:p>
          </table:table-cell>
          <table:table-cell office:value-type="percentage" office:value="0.81227975329725677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89" table:style-name="ce46">
            <text:p>55.989</text:p>
          </table:table-cell>
          <table:table-cell office:value-type="percentage" office:value="0.98850635593220337" table:style-name="ce47">
            <text:p>98,9%</text:p>
          </table:table-cell>
          <table:table-cell office:value-type="float" office:value="72600" table:style-name="ce46">
            <text:p>72.600</text:p>
          </table:table-cell>
          <table:table-cell office:value-type="percentage" office:value="0.95942910003964588" table:style-name="ce47">
            <text:p>95,9%</text:p>
          </table:table-cell>
          <table:table-cell office:value-type="float" office:value="92478" table:style-name="ce46">
            <text:p>92.478</text:p>
          </table:table-cell>
          <table:table-cell office:value-type="percentage" office:value="0.94657004237548359" table:style-name="ce47">
            <text:p>94,7%</text:p>
          </table:table-cell>
          <table:table-cell office:value-type="float" office:value="96462" table:style-name="ce46">
            <text:p>96.462</text:p>
          </table:table-cell>
          <table:table-cell office:value-type="percentage" office:value="0.91240316676598276" table:style-name="ce47">
            <text:p>91,2%</text:p>
          </table:table-cell>
          <table:table-cell office:value-type="float" office:value="65798" table:style-name="ce46">
            <text:p>65.798</text:p>
          </table:table-cell>
          <table:table-cell office:value-type="percentage" office:value="0.85753756728225317" table:style-name="ce47">
            <text:p>85,8%</text:p>
          </table:table-cell>
          <table:table-cell office:value-type="float" office:value="59670" table:style-name="ce46">
            <text:p>59.670</text:p>
          </table:table-cell>
          <table:table-cell office:value-type="percentage" office:value="0.86727130025289967" table:style-name="ce47">
            <text:p>86,7%</text:p>
          </table:table-cell>
          <table:table-cell office:value-type="float" office:value="52414" table:style-name="ce46">
            <text:p>52.414</text:p>
          </table:table-cell>
          <table:table-cell office:value-type="percentage" office:value="0.91121503450913577" table:style-name="ce47">
            <text:p>91,1%</text:p>
          </table:table-cell>
          <table:table-cell office:value-type="float" office:value="537983" table:style-name="ce46">
            <text:p>537.983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27871293784281" table:style-name="ce47">
            <text:p>92,7%</text:p>
          </table:table-cell>
          <table:table-cell office:value-type="percentage" office:value="0.81803349481642318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05" table:style-name="ce46">
            <text:p>164.705</text:p>
          </table:table-cell>
          <table:table-cell office:value-type="percentage" office:value="1" table:style-name="ce47">
            <text:p>100,0%</text:p>
          </table:table-cell>
          <table:table-cell office:value-type="float" office:value="214350" table:style-name="ce46">
            <text:p>214.350</text:p>
          </table:table-cell>
          <table:table-cell office:value-type="percentage" office:value="0.99068245472948613" table:style-name="ce47">
            <text:p>99,1%</text:p>
          </table:table-cell>
          <table:table-cell office:value-type="float" office:value="280114" table:style-name="ce46">
            <text:p>280.114</text:p>
          </table:table-cell>
          <table:table-cell office:value-type="percentage" office:value="0.98575113579178153" table:style-name="ce47">
            <text:p>98,6%</text:p>
          </table:table-cell>
          <table:table-cell office:value-type="float" office:value="326853" table:style-name="ce46">
            <text:p>326.853</text:p>
          </table:table-cell>
          <table:table-cell office:value-type="percentage" office:value="0.96854803580794568" table:style-name="ce47">
            <text:p>96,9%</text:p>
          </table:table-cell>
          <table:table-cell office:value-type="float" office:value="326005" table:style-name="ce46">
            <text:p>326.005</text:p>
          </table:table-cell>
          <table:table-cell office:value-type="percentage" office:value="0.93662372437252917" table:style-name="ce47">
            <text:p>93,7%</text:p>
          </table:table-cell>
          <table:table-cell office:value-type="float" office:value="211294" table:style-name="ce46">
            <text:p>211.294</text:p>
          </table:table-cell>
          <table:table-cell office:value-type="percentage" office:value="0.88915353378079831" table:style-name="ce47">
            <text:p>88,9%</text:p>
          </table:table-cell>
          <table:table-cell office:value-type="float" office:value="174498" table:style-name="ce46">
            <text:p>174.498</text:p>
          </table:table-cell>
          <table:table-cell office:value-type="percentage" office:value="0.87592801746856408" table:style-name="ce47">
            <text:p>87,6%</text:p>
          </table:table-cell>
          <table:table-cell office:value-type="float" office:value="158608" table:style-name="ce46">
            <text:p>158.608</text:p>
          </table:table-cell>
          <table:table-cell office:value-type="percentage" office:value="0.9177800795060671" table:style-name="ce47">
            <text:p>91,8%</text:p>
          </table:table-cell>
          <table:table-cell office:value-type="float" office:value="1856427" table:style-name="ce46">
            <text:p>1.856.427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45615733616062" table:style-name="ce47">
            <text:p>94,9%</text:p>
          </table:table-cell>
          <table:table-cell office:value-type="percentage" office:value="0.84927041760220467" table:style-name="ce47">
            <text:p>8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7" table:style-name="ce46">
            <text:p>2.417</text:p>
          </table:table-cell>
          <table:table-cell office:value-type="percentage" office:value="0.85195629185759603" table:style-name="ce47">
            <text:p>85,2%</text:p>
          </table:table-cell>
          <table:table-cell office:value-type="float" office:value="3914" table:style-name="ce46">
            <text:p>3.914</text:p>
          </table:table-cell>
          <table:table-cell office:value-type="percentage" office:value="0.88873751135331513" table:style-name="ce47">
            <text:p>88,9%</text:p>
          </table:table-cell>
          <table:table-cell office:value-type="float" office:value="7717" table:style-name="ce46">
            <text:p>7.717</text:p>
          </table:table-cell>
          <table:table-cell office:value-type="percentage" office:value="0.92652179133149237" table:style-name="ce47">
            <text:p>92,7%</text:p>
          </table:table-cell>
          <table:table-cell office:value-type="float" office:value="10688" table:style-name="ce46">
            <text:p>10.688</text:p>
          </table:table-cell>
          <table:table-cell office:value-type="percentage" office:value="0.92480747598857838" table:style-name="ce47">
            <text:p>92,5%</text:p>
          </table:table-cell>
          <table:table-cell office:value-type="float" office:value="11311" table:style-name="ce46">
            <text:p>11.311</text:p>
          </table:table-cell>
          <table:table-cell office:value-type="percentage" office:value="0.91535162256211056" table:style-name="ce47">
            <text:p>91,5%</text:p>
          </table:table-cell>
          <table:table-cell office:value-type="float" office:value="9506" table:style-name="ce46">
            <text:p>9.506</text:p>
          </table:table-cell>
          <table:table-cell office:value-type="percentage" office:value="0.83393280112290546" table:style-name="ce47">
            <text:p>83,4%</text:p>
          </table:table-cell>
          <table:table-cell office:value-type="float" office:value="9586" table:style-name="ce46">
            <text:p>9.586</text:p>
          </table:table-cell>
          <table:table-cell office:value-type="percentage" office:value="0.88228255867464334" table:style-name="ce47">
            <text:p>88,2%</text:p>
          </table:table-cell>
          <table:table-cell office:value-type="float" office:value="9210" table:style-name="ce46">
            <text:p>9.210</text:p>
          </table:table-cell>
          <table:table-cell office:value-type="percentage" office:value="0.99234996228854644" table:style-name="ce47">
            <text:p>99,2%</text:p>
          </table:table-cell>
          <table:table-cell office:value-type="float" office:value="64349" table:style-name="ce46">
            <text:p>64.349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595390615100879" table:style-name="ce47">
            <text:p>90,6%</text:p>
          </table:table-cell>
          <table:table-cell office:value-type="percentage" office:value="0.77048984039177648" table:style-name="ce47">
            <text:p>7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31" table:style-name="ce46">
            <text:p>3.431</text:p>
          </table:table-cell>
          <table:table-cell office:value-type="percentage" office:value="0.90218248750986063" table:style-name="ce47">
            <text:p>90,2%</text:p>
          </table:table-cell>
          <table:table-cell office:value-type="float" office:value="7506" table:style-name="ce46">
            <text:p>7.506</text:p>
          </table:table-cell>
          <table:table-cell office:value-type="percentage" office:value="0.93766396002498442" table:style-name="ce47">
            <text:p>93,8%</text:p>
          </table:table-cell>
          <table:table-cell office:value-type="float" office:value="10154" table:style-name="ce46">
            <text:p>10.154</text:p>
          </table:table-cell>
          <table:table-cell office:value-type="percentage" office:value="0.94009813906119799" table:style-name="ce47">
            <text:p>94,0%</text:p>
          </table:table-cell>
          <table:table-cell office:value-type="float" office:value="10653" table:style-name="ce46">
            <text:p>10.653</text:p>
          </table:table-cell>
          <table:table-cell office:value-type="percentage" office:value="0.97528151606701452" table:style-name="ce47">
            <text:p>97,5%</text:p>
          </table:table-cell>
          <table:table-cell office:value-type="float" office:value="9242" table:style-name="ce46">
            <text:p>9.242</text:p>
          </table:table-cell>
          <table:table-cell office:value-type="percentage" office:value="0.84386413440467489" table:style-name="ce47">
            <text:p>84,4%</text:p>
          </table:table-cell>
          <table:table-cell office:value-type="float" office:value="9589" table:style-name="ce46">
            <text:p>9.589</text:p>
          </table:table-cell>
          <table:table-cell office:value-type="percentage" office:value="0.8202035753998802" table:style-name="ce47">
            <text:p>82,0%</text:p>
          </table:table-cell>
          <table:table-cell office:value-type="float" office:value="8653" table:style-name="ce46">
            <text:p>8.653</text:p>
          </table:table-cell>
          <table:table-cell office:value-type="percentage" office:value="0.90323590814196242" table:style-name="ce47">
            <text:p>90,3%</text:p>
          </table:table-cell>
          <table:table-cell office:value-type="float" office:value="61325" table:style-name="ce46">
            <text:p>61.325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832420238478894" table:style-name="ce47">
            <text:p>89,8%</text:p>
          </table:table-cell>
          <table:table-cell office:value-type="percentage" office:value="0.72986836780843112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8" table:style-name="ce46">
            <text:p>9.708</text:p>
          </table:table-cell>
          <table:table-cell office:value-type="string" table:style-name="ce47">
            <text:p>-</text:p>
          </table:table-cell>
          <table:table-cell office:value-type="float" office:value="22755" table:style-name="ce46">
            <text:p>22.755</text:p>
          </table:table-cell>
          <table:table-cell office:value-type="string" table:style-name="ce47">
            <text:p>-</text:p>
          </table:table-cell>
          <table:table-cell office:value-type="float" office:value="32903" table:style-name="ce46">
            <text:p>32.903</text:p>
          </table:table-cell>
          <table:table-cell office:value-type="string" table:style-name="ce47">
            <text:p>-</text:p>
          </table:table-cell>
          <table:table-cell office:value-type="float" office:value="25060" table:style-name="ce46">
            <text:p>25.060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01" table:style-name="ce46">
            <text:p>95.40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3" table:style-name="ce49">
            <text:p>313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898" table:style-name="ce49">
            <text:p>1.898</text:p>
          </table:table-cell>
          <table:table-cell office:value-type="string" table:style-name="ce50">
            <text:p>-</text:p>
          </table:table-cell>
          <table:table-cell office:value-type="float" office:value="2355" table:style-name="ce49">
            <text:p>2.355</text:p>
          </table:table-cell>
          <table:table-cell office:value-type="string" table:style-name="ce50">
            <text:p>-</text:p>
          </table:table-cell>
          <table:table-cell office:value-type="float" office:value="2079" table:style-name="ce49">
            <text:p>2.079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905" table:style-name="ce49">
            <text:p>7.90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458" table:style-name="ce53">
            <text:p>2.949.458</text:p>
          </table:table-cell>
          <table:table-cell office:value-type="percentage" office:value="1" table:style-name="ce54">
            <text:p>100,0%</text:p>
          </table:table-cell>
          <table:table-cell office:value-type="float" office:value="3964229" table:style-name="ce53">
            <text:p>3.964.229</text:p>
          </table:table-cell>
          <table:table-cell office:value-type="percentage" office:value="0.99184353396154801" table:style-name="ce54">
            <text:p>99,2%</text:p>
          </table:table-cell>
          <table:table-cell office:value-type="float" office:value="5328756" table:style-name="ce53">
            <text:p>5.328.756</text:p>
          </table:table-cell>
          <table:table-cell office:value-type="percentage" office:value="0.96751723962626601" table:style-name="ce54">
            <text:p>96,8%</text:p>
          </table:table-cell>
          <table:table-cell office:value-type="float" office:value="6758418" table:style-name="ce53">
            <text:p>6.758.418</text:p>
          </table:table-cell>
          <table:table-cell office:value-type="percentage" office:value="0.94792273575069075" table:style-name="ce54">
            <text:p>94,8%</text:p>
          </table:table-cell>
          <table:table-cell office:value-type="float" office:value="7114613" table:style-name="ce53">
            <text:p>7.114.613</text:p>
          </table:table-cell>
          <table:table-cell office:value-type="percentage" office:value="0.91016857520358696" table:style-name="ce54">
            <text:p>91,0%</text:p>
          </table:table-cell>
          <table:table-cell office:value-type="float" office:value="5101177" table:style-name="ce53">
            <text:p>5.101.177</text:p>
          </table:table-cell>
          <table:table-cell office:value-type="percentage" office:value="0.85849206162214198" table:style-name="ce54">
            <text:p>85,8%</text:p>
          </table:table-cell>
          <table:table-cell office:value-type="float" office:value="4217369" table:style-name="ce53">
            <text:p>4.217.369</text:p>
          </table:table-cell>
          <table:table-cell office:value-type="percentage" office:value="0.85638726354702555" table:style-name="ce54">
            <text:p>85,6%</text:p>
          </table:table-cell>
          <table:table-cell office:value-type="float" office:value="3595711" table:style-name="ce53">
            <text:p>3.595.711</text:p>
          </table:table-cell>
          <table:table-cell office:value-type="percentage" office:value="0.90254651023277832" table:style-name="ce54">
            <text:p>90,3%</text:p>
          </table:table-cell>
          <table:table-cell office:value-type="float" office:value="39029731" table:style-name="ce53">
            <text:p>39.029.731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520328240587124" table:style-name="ce54">
            <text:p>92,5%</text:p>
          </table:table-cell>
          <table:table-cell office:value-type="percentage" office:value="0.82343468218124227" table:style-name="ce54">
            <text:p>82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229" table:style-name="ce43">
            <text:p>430.229</text:p>
          </table:table-cell>
          <table:table-cell office:value-type="percentage" office:value="1" table:style-name="ce44">
            <text:p>100,0%</text:p>
          </table:table-cell>
          <table:table-cell office:value-type="float" office:value="652112" table:style-name="ce43">
            <text:p>652.112</text:p>
          </table:table-cell>
          <table:table-cell office:value-type="percentage" office:value="0.99662093492052095" table:style-name="ce44">
            <text:p>99,7%</text:p>
          </table:table-cell>
          <table:table-cell office:value-type="float" office:value="929073" table:style-name="ce43">
            <text:p>929.073</text:p>
          </table:table-cell>
          <table:table-cell office:value-type="percentage" office:value="0.96957303525566441" table:style-name="ce44">
            <text:p>97,0%</text:p>
          </table:table-cell>
          <table:table-cell office:value-type="float" office:value="1216727" table:style-name="ce43">
            <text:p>1.216.727</text:p>
          </table:table-cell>
          <table:table-cell office:value-type="percentage" office:value="0.94496388993088642" table:style-name="ce44">
            <text:p>94,5%</text:p>
          </table:table-cell>
          <table:table-cell office:value-type="float" office:value="1257027" table:style-name="ce43">
            <text:p>1.257.027</text:p>
          </table:table-cell>
          <table:table-cell office:value-type="percentage" office:value="0.90803605483061911" table:style-name="ce44">
            <text:p>90,8%</text:p>
          </table:table-cell>
          <table:table-cell office:value-type="float" office:value="937660" table:style-name="ce43">
            <text:p>937.660</text:p>
          </table:table-cell>
          <table:table-cell office:value-type="percentage" office:value="0.85104644967702059" table:style-name="ce44">
            <text:p>85,1%</text:p>
          </table:table-cell>
          <table:table-cell office:value-type="float" office:value="776805" table:style-name="ce43">
            <text:p>776.805</text:p>
          </table:table-cell>
          <table:table-cell office:value-type="percentage" office:value="0.83878083860267438" table:style-name="ce44">
            <text:p>83,9%</text:p>
          </table:table-cell>
          <table:table-cell office:value-type="float" office:value="685308" table:style-name="ce43">
            <text:p>685.308</text:p>
          </table:table-cell>
          <table:table-cell office:value-type="percentage" office:value="0.88673293256353791" table:style-name="ce44">
            <text:p>88,7%</text:p>
          </table:table-cell>
          <table:table-cell office:value-type="float" office:value="6884941" table:style-name="ce43">
            <text:p>6.884.941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701337439173258" table:style-name="ce44">
            <text:p>91,7%</text:p>
          </table:table-cell>
          <table:table-cell office:value-type="percentage" office:value="0.80978184866370739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56" table:style-name="ce46">
            <text:p>100.456</text:p>
          </table:table-cell>
          <table:table-cell office:value-type="percentage" office:value="1" table:style-name="ce47">
            <text:p>100,0%</text:p>
          </table:table-cell>
          <table:table-cell office:value-type="float" office:value="119075" table:style-name="ce46">
            <text:p>119.075</text:p>
          </table:table-cell>
          <table:table-cell office:value-type="percentage" office:value="0.99540229885057474" table:style-name="ce47">
            <text:p>99,5%</text:p>
          </table:table-cell>
          <table:table-cell office:value-type="float" office:value="154110" table:style-name="ce46">
            <text:p>154.110</text:p>
          </table:table-cell>
          <table:table-cell office:value-type="percentage" office:value="0.95536544541565926" table:style-name="ce47">
            <text:p>95,5%</text:p>
          </table:table-cell>
          <table:table-cell office:value-type="float" office:value="186144" table:style-name="ce46">
            <text:p>186.144</text:p>
          </table:table-cell>
          <table:table-cell office:value-type="percentage" office:value="0.92622779519331244" table:style-name="ce47">
            <text:p>92,6%</text:p>
          </table:table-cell>
          <table:table-cell office:value-type="float" office:value="188895" table:style-name="ce46">
            <text:p>188.895</text:p>
          </table:table-cell>
          <table:table-cell office:value-type="percentage" office:value="0.88418672795442732" table:style-name="ce47">
            <text:p>88,4%</text:p>
          </table:table-cell>
          <table:table-cell office:value-type="float" office:value="127426" table:style-name="ce46">
            <text:p>127.426</text:p>
          </table:table-cell>
          <table:table-cell office:value-type="percentage" office:value="0.80507714274883435" table:style-name="ce47">
            <text:p>80,5%</text:p>
          </table:table-cell>
          <table:table-cell office:value-type="float" office:value="105670" table:style-name="ce46">
            <text:p>105.670</text:p>
          </table:table-cell>
          <table:table-cell office:value-type="percentage" office:value="0.80788697074878824" table:style-name="ce47">
            <text:p>80,8%</text:p>
          </table:table-cell>
          <table:table-cell office:value-type="float" office:value="89572" table:style-name="ce46">
            <text:p>89.572</text:p>
          </table:table-cell>
          <table:table-cell office:value-type="percentage" office:value="0.83683212347132296" table:style-name="ce47">
            <text:p>83,7%</text:p>
          </table:table-cell>
          <table:table-cell office:value-type="float" office:value="1071348" table:style-name="ce46">
            <text:p>1.071.348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074053646856256" table:style-name="ce47">
            <text:p>90,1%</text:p>
          </table:table-cell>
          <table:table-cell office:value-type="percentage" office:value="0.80483918586647618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7" table:style-name="ce46">
            <text:p>88.307</text:p>
          </table:table-cell>
          <table:table-cell office:value-type="percentage" office:value="1" table:style-name="ce47">
            <text:p>100,0%</text:p>
          </table:table-cell>
          <table:table-cell office:value-type="float" office:value="114099" table:style-name="ce46">
            <text:p>114.099</text:p>
          </table:table-cell>
          <table:table-cell office:value-type="percentage" office:value="1" table:style-name="ce47">
            <text:p>100,0%</text:p>
          </table:table-cell>
          <table:table-cell office:value-type="float" office:value="147838" table:style-name="ce46">
            <text:p>147.838</text:p>
          </table:table-cell>
          <table:table-cell office:value-type="percentage" office:value="0.97268241331666561" table:style-name="ce47">
            <text:p>97,3%</text:p>
          </table:table-cell>
          <table:table-cell office:value-type="float" office:value="152905" table:style-name="ce46">
            <text:p>152.905</text:p>
          </table:table-cell>
          <table:table-cell office:value-type="percentage" office:value="0.94337469074486524" table:style-name="ce47">
            <text:p>94,3%</text:p>
          </table:table-cell>
          <table:table-cell office:value-type="float" office:value="150696" table:style-name="ce46">
            <text:p>150.696</text:p>
          </table:table-cell>
          <table:table-cell office:value-type="percentage" office:value="0.90824493731918998" table:style-name="ce47">
            <text:p>90,8%</text:p>
          </table:table-cell>
          <table:table-cell office:value-type="float" office:value="90613" table:style-name="ce46">
            <text:p>90.613</text:p>
          </table:table-cell>
          <table:table-cell office:value-type="percentage" office:value="0.83444300172205799" table:style-name="ce47">
            <text:p>83,4%</text:p>
          </table:table-cell>
          <table:table-cell office:value-type="float" office:value="66294" table:style-name="ce46">
            <text:p>66.294</text:p>
          </table:table-cell>
          <table:table-cell office:value-type="percentage" office:value="0.8366018020746574" table:style-name="ce47">
            <text:p>83,7%</text:p>
          </table:table-cell>
          <table:table-cell office:value-type="float" office:value="60493" table:style-name="ce46">
            <text:p>60.493</text:p>
          </table:table-cell>
          <table:table-cell office:value-type="percentage" office:value="0.92701054309182296" table:style-name="ce47">
            <text:p>92,7%</text:p>
          </table:table-cell>
          <table:table-cell office:value-type="float" office:value="871245" table:style-name="ce46">
            <text:p>871.245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37251772535135" table:style-name="ce47">
            <text:p>93,6%</text:p>
          </table:table-cell>
          <table:table-cell office:value-type="percentage" office:value="0.860158418148484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4" table:style-name="ce46">
            <text:p>51.254</text:p>
          </table:table-cell>
          <table:table-cell office:value-type="percentage" office:value="0.95564298100050338" table:style-name="ce47">
            <text:p>95,6%</text:p>
          </table:table-cell>
          <table:table-cell office:value-type="float" office:value="79412" table:style-name="ce46">
            <text:p>79.412</text:p>
          </table:table-cell>
          <table:table-cell office:value-type="percentage" office:value="0.91033312699176927" table:style-name="ce47">
            <text:p>91,0%</text:p>
          </table:table-cell>
          <table:table-cell office:value-type="float" office:value="111189" table:style-name="ce46">
            <text:p>111.189</text:p>
          </table:table-cell>
          <table:table-cell office:value-type="percentage" office:value="0.87280305825280824" table:style-name="ce47">
            <text:p>87,3%</text:p>
          </table:table-cell>
          <table:table-cell office:value-type="float" office:value="151678" table:style-name="ce46">
            <text:p>151.678</text:p>
          </table:table-cell>
          <table:table-cell office:value-type="percentage" office:value="0.85448543164251756" table:style-name="ce47">
            <text:p>85,4%</text:p>
          </table:table-cell>
          <table:table-cell office:value-type="float" office:value="170856" table:style-name="ce46">
            <text:p>170.856</text:p>
          </table:table-cell>
          <table:table-cell office:value-type="percentage" office:value="0.78872511229186193" table:style-name="ce47">
            <text:p>78,9%</text:p>
          </table:table-cell>
          <table:table-cell office:value-type="float" office:value="131103" table:style-name="ce46">
            <text:p>131.103</text:p>
          </table:table-cell>
          <table:table-cell office:value-type="percentage" office:value="0.71233434937814799" table:style-name="ce47">
            <text:p>71,2%</text:p>
          </table:table-cell>
          <table:table-cell office:value-type="float" office:value="100841" table:style-name="ce46">
            <text:p>100.841</text:p>
          </table:table-cell>
          <table:table-cell office:value-type="percentage" office:value="0.73492307580185556" table:style-name="ce47">
            <text:p>73,5%</text:p>
          </table:table-cell>
          <table:table-cell office:value-type="float" office:value="78403" table:style-name="ce46">
            <text:p>78.403</text:p>
          </table:table-cell>
          <table:table-cell office:value-type="percentage" office:value="0.78768485773991315" table:style-name="ce47">
            <text:p>78,8%</text:p>
          </table:table-cell>
          <table:table-cell office:value-type="float" office:value="874736" table:style-name="ce46">
            <text:p>874.736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55769779364039" table:style-name="ce47">
            <text:p>80,8%</text:p>
          </table:table-cell>
          <table:table-cell office:value-type="percentage" office:value="0.71712897870508907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28" table:style-name="ce46">
            <text:p>92.428</text:p>
          </table:table-cell>
          <table:table-cell office:value-type="percentage" office:value="0.92094617484705366" table:style-name="ce47">
            <text:p>92,1%</text:p>
          </table:table-cell>
          <table:table-cell office:value-type="float" office:value="151117" table:style-name="ce46">
            <text:p>151.117</text:p>
          </table:table-cell>
          <table:table-cell office:value-type="percentage" office:value="0.90248199419514352" table:style-name="ce47">
            <text:p>90,2%</text:p>
          </table:table-cell>
          <table:table-cell office:value-type="float" office:value="222821" table:style-name="ce46">
            <text:p>222.821</text:p>
          </table:table-cell>
          <table:table-cell office:value-type="percentage" office:value="0.88577448271749715" table:style-name="ce47">
            <text:p>88,6%</text:p>
          </table:table-cell>
          <table:table-cell office:value-type="float" office:value="321162" table:style-name="ce46">
            <text:p>321.162</text:p>
          </table:table-cell>
          <table:table-cell office:value-type="percentage" office:value="0.87213745122159858" table:style-name="ce47">
            <text:p>87,2%</text:p>
          </table:table-cell>
          <table:table-cell office:value-type="float" office:value="318307" table:style-name="ce46">
            <text:p>318.307</text:p>
          </table:table-cell>
          <table:table-cell office:value-type="percentage" office:value="0.80767054465180599" table:style-name="ce47">
            <text:p>80,8%</text:p>
          </table:table-cell>
          <table:table-cell office:value-type="float" office:value="229054" table:style-name="ce46">
            <text:p>229.054</text:p>
          </table:table-cell>
          <table:table-cell office:value-type="percentage" office:value="0.73212470673971275" table:style-name="ce47">
            <text:p>73,2%</text:p>
          </table:table-cell>
          <table:table-cell office:value-type="float" office:value="185812" table:style-name="ce46">
            <text:p>185.812</text:p>
          </table:table-cell>
          <table:table-cell office:value-type="percentage" office:value="0.72961585732179945" table:style-name="ce47">
            <text:p>73,0%</text:p>
          </table:table-cell>
          <table:table-cell office:value-type="float" office:value="152435" table:style-name="ce46">
            <text:p>152.435</text:p>
          </table:table-cell>
          <table:table-cell office:value-type="percentage" office:value="0.82725965321683448" table:style-name="ce47">
            <text:p>82,7%</text:p>
          </table:table-cell>
          <table:table-cell office:value-type="float" office:value="1673136" table:style-name="ce46">
            <text:p>1.673.136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278106901701642" table:style-name="ce47">
            <text:p>82,3%</text:p>
          </table:table-cell>
          <table:table-cell office:value-type="percentage" office:value="0.74548169218163318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4" table:style-name="ce46">
            <text:p>55.994</text:p>
          </table:table-cell>
          <table:table-cell office:value-type="percentage" office:value="1" table:style-name="ce47">
            <text:p>100,0%</text:p>
          </table:table-cell>
          <table:table-cell office:value-type="float" office:value="76753" table:style-name="ce46">
            <text:p>76.753</text:p>
          </table:table-cell>
          <table:table-cell office:value-type="percentage" office:value="0.96840657607529934" table:style-name="ce47">
            <text:p>96,8%</text:p>
          </table:table-cell>
          <table:table-cell office:value-type="float" office:value="84546" table:style-name="ce46">
            <text:p>84.546</text:p>
          </table:table-cell>
          <table:table-cell office:value-type="percentage" office:value="0.92938331318016931" table:style-name="ce47">
            <text:p>92,9%</text:p>
          </table:table-cell>
          <table:table-cell office:value-type="float" office:value="88473" table:style-name="ce46">
            <text:p>88.473</text:p>
          </table:table-cell>
          <table:table-cell office:value-type="percentage" office:value="0.9084776045838211" table:style-name="ce47">
            <text:p>90,8%</text:p>
          </table:table-cell>
          <table:table-cell office:value-type="float" office:value="55698" table:style-name="ce46">
            <text:p>55.698</text:p>
          </table:table-cell>
          <table:table-cell office:value-type="percentage" office:value="0.82935763423568298" table:style-name="ce47">
            <text:p>82,9%</text:p>
          </table:table-cell>
          <table:table-cell office:value-type="float" office:value="42151" table:style-name="ce46">
            <text:p>42.151</text:p>
          </table:table-cell>
          <table:table-cell office:value-type="percentage" office:value="0.82855345664694435" table:style-name="ce47">
            <text:p>82,9%</text:p>
          </table:table-cell>
          <table:table-cell office:value-type="float" office:value="41035" table:style-name="ce46">
            <text:p>41.035</text:p>
          </table:table-cell>
          <table:table-cell office:value-type="percentage" office:value="0.90618996091248372" table:style-name="ce47">
            <text:p>90,6%</text:p>
          </table:table-cell>
          <table:table-cell office:value-type="float" office:value="486852" table:style-name="ce46">
            <text:p>486.85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370916514565649" table:style-name="ce47">
            <text:p>92,4%</text:p>
          </table:table-cell>
          <table:table-cell office:value-type="percentage" office:value="0.83414345803599732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60" table:style-name="ce46">
            <text:p>227.960</text:p>
          </table:table-cell>
          <table:table-cell office:value-type="percentage" office:value="1" table:style-name="ce47">
            <text:p>100,0%</text:p>
          </table:table-cell>
          <table:table-cell office:value-type="float" office:value="250445" table:style-name="ce46">
            <text:p>250.445</text:p>
          </table:table-cell>
          <table:table-cell office:value-type="percentage" office:value="1" table:style-name="ce47">
            <text:p>100,0%</text:p>
          </table:table-cell>
          <table:table-cell office:value-type="float" office:value="322200" table:style-name="ce46">
            <text:p>322.200</text:p>
          </table:table-cell>
          <table:table-cell office:value-type="percentage" office:value="0.98458943354021322" table:style-name="ce47">
            <text:p>98,5%</text:p>
          </table:table-cell>
          <table:table-cell office:value-type="float" office:value="352902" table:style-name="ce46">
            <text:p>352.902</text:p>
          </table:table-cell>
          <table:table-cell office:value-type="percentage" office:value="0.92575871648439279" table:style-name="ce47">
            <text:p>92,6%</text:p>
          </table:table-cell>
          <table:table-cell office:value-type="float" office:value="320558" table:style-name="ce46">
            <text:p>320.558</text:p>
          </table:table-cell>
          <table:table-cell office:value-type="percentage" office:value="0.8899395339281847" table:style-name="ce47">
            <text:p>89,0%</text:p>
          </table:table-cell>
          <table:table-cell office:value-type="float" office:value="212560" table:style-name="ce46">
            <text:p>212.560</text:p>
          </table:table-cell>
          <table:table-cell office:value-type="percentage" office:value="0.82100563147445749" table:style-name="ce47">
            <text:p>82,1%</text:p>
          </table:table-cell>
          <table:table-cell office:value-type="float" office:value="173221" table:style-name="ce46">
            <text:p>173.221</text:p>
          </table:table-cell>
          <table:table-cell office:value-type="percentage" office:value="0.81793284508851205" table:style-name="ce47">
            <text:p>81,8%</text:p>
          </table:table-cell>
          <table:table-cell office:value-type="float" office:value="142944" table:style-name="ce46">
            <text:p>142.944</text:p>
          </table:table-cell>
          <table:table-cell office:value-type="percentage" office:value="0.84985552741411907" table:style-name="ce47">
            <text:p>85,0%</text:p>
          </table:table-cell>
          <table:table-cell office:value-type="float" office:value="2002790" table:style-name="ce46">
            <text:p>2.002.790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203159175544591" table:style-name="ce47">
            <text:p>92,2%</text:p>
          </table:table-cell>
          <table:table-cell office:value-type="percentage" office:value="0.83916403291812081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57" table:style-name="ce46">
            <text:p>137.357</text:p>
          </table:table-cell>
          <table:table-cell office:value-type="percentage" office:value="1" table:style-name="ce47">
            <text:p>100,0%</text:p>
          </table:table-cell>
          <table:table-cell office:value-type="float" office:value="158315" table:style-name="ce46">
            <text:p>158.315</text:p>
          </table:table-cell>
          <table:table-cell office:value-type="percentage" office:value="1" table:style-name="ce47">
            <text:p>100,0%</text:p>
          </table:table-cell>
          <table:table-cell office:value-type="float" office:value="219767" table:style-name="ce46">
            <text:p>219.767</text:p>
          </table:table-cell>
          <table:table-cell office:value-type="percentage" office:value="0.96377199291315097" table:style-name="ce47">
            <text:p>96,4%</text:p>
          </table:table-cell>
          <table:table-cell office:value-type="float" office:value="282316" table:style-name="ce46">
            <text:p>282.316</text:p>
          </table:table-cell>
          <table:table-cell office:value-type="percentage" office:value="0.90658206141801567" table:style-name="ce47">
            <text:p>90,7%</text:p>
          </table:table-cell>
          <table:table-cell office:value-type="float" office:value="281532" table:style-name="ce46">
            <text:p>281.532</text:p>
          </table:table-cell>
          <table:table-cell office:value-type="percentage" office:value="0.85137035390603033" table:style-name="ce47">
            <text:p>85,1%</text:p>
          </table:table-cell>
          <table:table-cell office:value-type="float" office:value="201053" table:style-name="ce46">
            <text:p>201.053</text:p>
          </table:table-cell>
          <table:table-cell office:value-type="percentage" office:value="0.78002801153050816" table:style-name="ce47">
            <text:p>78,0%</text:p>
          </table:table-cell>
          <table:table-cell office:value-type="float" office:value="168967" table:style-name="ce46">
            <text:p>168.967</text:p>
          </table:table-cell>
          <table:table-cell office:value-type="percentage" office:value="0.77156699788120109" table:style-name="ce47">
            <text:p>77,2%</text:p>
          </table:table-cell>
          <table:table-cell office:value-type="float" office:value="149071" table:style-name="ce46">
            <text:p>149.071</text:p>
          </table:table-cell>
          <table:table-cell office:value-type="percentage" office:value="0.83834413101183247" table:style-name="ce47">
            <text:p>83,8%</text:p>
          </table:table-cell>
          <table:table-cell office:value-type="float" office:value="1598378" table:style-name="ce46">
            <text:p>1.598.37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1243556183036" table:style-name="ce47">
            <text:p>88,0%</text:p>
          </table:table-cell>
          <table:table-cell office:value-type="percentage" office:value="0.78020809740629959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787" table:style-name="ce46">
            <text:p>454.787</text:p>
          </table:table-cell>
          <table:table-cell office:value-type="percentage" office:value="1" table:style-name="ce47">
            <text:p>100,0%</text:p>
          </table:table-cell>
          <table:table-cell office:value-type="float" office:value="617187" table:style-name="ce46">
            <text:p>617.187</text:p>
          </table:table-cell>
          <table:table-cell office:value-type="percentage" office:value="0.97082279436747332" table:style-name="ce47">
            <text:p>97,1%</text:p>
          </table:table-cell>
          <table:table-cell office:value-type="float" office:value="793628" table:style-name="ce46">
            <text:p>793.628</text:p>
          </table:table-cell>
          <table:table-cell office:value-type="percentage" office:value="0.93095940803581068" table:style-name="ce47">
            <text:p>93,1%</text:p>
          </table:table-cell>
          <table:table-cell office:value-type="float" office:value="1031363" table:style-name="ce46">
            <text:p>1.031.363</text:p>
          </table:table-cell>
          <table:table-cell office:value-type="percentage" office:value="0.93982327335222038" table:style-name="ce47">
            <text:p>94,0%</text:p>
          </table:table-cell>
          <table:table-cell office:value-type="float" office:value="1142512" table:style-name="ce46">
            <text:p>1.142.512</text:p>
          </table:table-cell>
          <table:table-cell office:value-type="percentage" office:value="0.89571550649533915" table:style-name="ce47">
            <text:p>89,6%</text:p>
          </table:table-cell>
          <table:table-cell office:value-type="float" office:value="799958" table:style-name="ce46">
            <text:p>799.958</text:p>
          </table:table-cell>
          <table:table-cell office:value-type="percentage" office:value="0.82757586165515584" table:style-name="ce47">
            <text:p>82,8%</text:p>
          </table:table-cell>
          <table:table-cell office:value-type="float" office:value="663375" table:style-name="ce46">
            <text:p>663.375</text:p>
          </table:table-cell>
          <table:table-cell office:value-type="percentage" office:value="0.80016380213955995" table:style-name="ce47">
            <text:p>80,0%</text:p>
          </table:table-cell>
          <table:table-cell office:value-type="float" office:value="556091" table:style-name="ce46">
            <text:p>556.091</text:p>
          </table:table-cell>
          <table:table-cell office:value-type="percentage" office:value="0.82830152987281103" table:style-name="ce47">
            <text:p>82,8%</text:p>
          </table:table-cell>
          <table:table-cell office:value-type="float" office:value="6058901" table:style-name="ce46">
            <text:p>6.058.901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332514942319952" table:style-name="ce47">
            <text:p>89,3%</text:p>
          </table:table-cell>
          <table:table-cell office:value-type="percentage" office:value="0.7898189513499294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39" table:style-name="ce46">
            <text:p>293.439</text:p>
          </table:table-cell>
          <table:table-cell office:value-type="percentage" office:value="1" table:style-name="ce47">
            <text:p>100,0%</text:p>
          </table:table-cell>
          <table:table-cell office:value-type="float" office:value="433016" table:style-name="ce46">
            <text:p>433.016</text:p>
          </table:table-cell>
          <table:table-cell office:value-type="percentage" office:value="0.98462853816488394" table:style-name="ce47">
            <text:p>98,5%</text:p>
          </table:table-cell>
          <table:table-cell office:value-type="float" office:value="569577" table:style-name="ce46">
            <text:p>569.577</text:p>
          </table:table-cell>
          <table:table-cell office:value-type="percentage" office:value="0.95384164517533576" table:style-name="ce47">
            <text:p>95,4%</text:p>
          </table:table-cell>
          <table:table-cell office:value-type="float" office:value="714505" table:style-name="ce46">
            <text:p>714.505</text:p>
          </table:table-cell>
          <table:table-cell office:value-type="percentage" office:value="0.93730650560936957" table:style-name="ce47">
            <text:p>93,7%</text:p>
          </table:table-cell>
          <table:table-cell office:value-type="float" office:value="754866" table:style-name="ce46">
            <text:p>754.866</text:p>
          </table:table-cell>
          <table:table-cell office:value-type="percentage" office:value="0.89787718428067276" table:style-name="ce47">
            <text:p>89,8%</text:p>
          </table:table-cell>
          <table:table-cell office:value-type="float" office:value="514610" table:style-name="ce46">
            <text:p>514.610</text:p>
          </table:table-cell>
          <table:table-cell office:value-type="percentage" office:value="0.83823488689912873" table:style-name="ce47">
            <text:p>83,8%</text:p>
          </table:table-cell>
          <table:table-cell office:value-type="float" office:value="429833" table:style-name="ce46">
            <text:p>429.833</text:p>
          </table:table-cell>
          <table:table-cell office:value-type="percentage" office:value="0.83825201404910166" table:style-name="ce47">
            <text:p>83,8%</text:p>
          </table:table-cell>
          <table:table-cell office:value-type="float" office:value="378138" table:style-name="ce46">
            <text:p>378.138</text:p>
          </table:table-cell>
          <table:table-cell office:value-type="percentage" office:value="0.8737640635073215" table:style-name="ce47">
            <text:p>87,4%</text:p>
          </table:table-cell>
          <table:table-cell office:value-type="float" office:value="4087984" table:style-name="ce46">
            <text:p>4.087.984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005350369744076" table:style-name="ce47">
            <text:p>91,0%</text:p>
          </table:table-cell>
          <table:table-cell office:value-type="percentage" office:value="0.80997573827853719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8" table:style-name="ce46">
            <text:p>77.618</text:p>
          </table:table-cell>
          <table:table-cell office:value-type="percentage" office:value="1" table:style-name="ce47">
            <text:p>100,0%</text:p>
          </table:table-cell>
          <table:table-cell office:value-type="float" office:value="95680" table:style-name="ce46">
            <text:p>95.680</text:p>
          </table:table-cell>
          <table:table-cell office:value-type="percentage" office:value="1" table:style-name="ce47">
            <text:p>100,0%</text:p>
          </table:table-cell>
          <table:table-cell office:value-type="float" office:value="132336" table:style-name="ce46">
            <text:p>132.336</text:p>
          </table:table-cell>
          <table:table-cell office:value-type="percentage" office:value="1.012633431533841" table:style-name="ce47">
            <text:p>101,3%</text:p>
          </table:table-cell>
          <table:table-cell office:value-type="float" office:value="161133" table:style-name="ce46">
            <text:p>161.133</text:p>
          </table:table-cell>
          <table:table-cell office:value-type="percentage" office:value="0.95939340172548271" table:style-name="ce47">
            <text:p>95,9%</text:p>
          </table:table-cell>
          <table:table-cell office:value-type="float" office:value="145406" table:style-name="ce46">
            <text:p>145.406</text:p>
          </table:table-cell>
          <table:table-cell office:value-type="percentage" office:value="0.92300172658947799" table:style-name="ce47">
            <text:p>92,3%</text:p>
          </table:table-cell>
          <table:table-cell office:value-type="float" office:value="112149" table:style-name="ce46">
            <text:p>112.149</text:p>
          </table:table-cell>
          <table:table-cell office:value-type="percentage" office:value="0.86373438486776233" table:style-name="ce47">
            <text:p>86,4%</text:p>
          </table:table-cell>
          <table:table-cell office:value-type="float" office:value="92370" table:style-name="ce46">
            <text:p>92.370</text:p>
          </table:table-cell>
          <table:table-cell office:value-type="percentage" office:value="0.8210228787797984" table:style-name="ce47">
            <text:p>82,1%</text:p>
          </table:table-cell>
          <table:table-cell office:value-type="float" office:value="77587" table:style-name="ce46">
            <text:p>77.587</text:p>
          </table:table-cell>
          <table:table-cell office:value-type="percentage" office:value="0.90523748964519479" table:style-name="ce47">
            <text:p>90,5%</text:p>
          </table:table-cell>
          <table:table-cell office:value-type="float" office:value="894279" table:style-name="ce46">
            <text:p>894.279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45532640621543" table:style-name="ce47">
            <text:p>94,1%</text:p>
          </table:table-cell>
          <table:table-cell office:value-type="percentage" office:value="0.84525505222594732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21" table:style-name="ce46">
            <text:p>241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91026" table:style-name="ce46">
            <text:p>291.026</text:p>
          </table:table-cell>
          <table:table-cell office:value-type="percentage" office:value="0.99670193055217837" table:style-name="ce47">
            <text:p>99,7%</text:p>
          </table:table-cell>
          <table:table-cell office:value-type="float" office:value="347111" table:style-name="ce46">
            <text:p>347.111</text:p>
          </table:table-cell>
          <table:table-cell office:value-type="percentage" office:value="0.98174315403630441" table:style-name="ce47">
            <text:p>98,2%</text:p>
          </table:table-cell>
          <table:table-cell office:value-type="float" office:value="391591" table:style-name="ce46">
            <text:p>391.591</text:p>
          </table:table-cell>
          <table:table-cell office:value-type="percentage" office:value="0.95696725317693054" table:style-name="ce47">
            <text:p>95,7%</text:p>
          </table:table-cell>
          <table:table-cell office:value-type="float" office:value="409246" table:style-name="ce46">
            <text:p>409.246</text:p>
          </table:table-cell>
          <table:table-cell office:value-type="percentage" office:value="0.92414590470082669" table:style-name="ce47">
            <text:p>92,4%</text:p>
          </table:table-cell>
          <table:table-cell office:value-type="float" office:value="264956" table:style-name="ce46">
            <text:p>264.956</text:p>
          </table:table-cell>
          <table:table-cell office:value-type="percentage" office:value="0.85857977044569311" table:style-name="ce47">
            <text:p>85,9%</text:p>
          </table:table-cell>
          <table:table-cell office:value-type="float" office:value="199671" table:style-name="ce46">
            <text:p>199.671</text:p>
          </table:table-cell>
          <table:table-cell office:value-type="percentage" office:value="0.86677056111685091" table:style-name="ce47">
            <text:p>86,7%</text:p>
          </table:table-cell>
          <table:table-cell office:value-type="float" office:value="172311" table:style-name="ce46">
            <text:p>172.311</text:p>
          </table:table-cell>
          <table:table-cell office:value-type="percentage" office:value="0.93982350117811331" table:style-name="ce47">
            <text:p>94,0%</text:p>
          </table:table-cell>
          <table:table-cell office:value-type="float" office:value="2317333" table:style-name="ce46">
            <text:p>2.317.333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49070711734373" table:style-name="ce47">
            <text:p>94,3%</text:p>
          </table:table-cell>
          <table:table-cell office:value-type="percentage" office:value="0.8592656837021798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0" table:style-name="ce46">
            <text:p>2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8640" table:style-name="ce46">
            <text:p>28.640</text:p>
          </table:table-cell>
          <table:table-cell office:value-type="percentage" office:value="1" table:style-name="ce47">
            <text:p>100,0%</text:p>
          </table:table-cell>
          <table:table-cell office:value-type="float" office:value="37971" table:style-name="ce46">
            <text:p>37.971</text:p>
          </table:table-cell>
          <table:table-cell office:value-type="percentage" office:value="0.98334800849432846" table:style-name="ce47">
            <text:p>98,3%</text:p>
          </table:table-cell>
          <table:table-cell office:value-type="float" office:value="45189" table:style-name="ce46">
            <text:p>45.189</text:p>
          </table:table-cell>
          <table:table-cell office:value-type="percentage" office:value="0.95134736842105261" table:style-name="ce47">
            <text:p>95,1%</text:p>
          </table:table-cell>
          <table:table-cell office:value-type="float" office:value="47458" table:style-name="ce46">
            <text:p>47.458</text:p>
          </table:table-cell>
          <table:table-cell office:value-type="percentage" office:value="0.91752378006341351" table:style-name="ce47">
            <text:p>91,8%</text:p>
          </table:table-cell>
          <table:table-cell office:value-type="float" office:value="31407" table:style-name="ce46">
            <text:p>31.407</text:p>
          </table:table-cell>
          <table:table-cell office:value-type="percentage" office:value="0.84801274435684204" table:style-name="ce47">
            <text:p>84,8%</text:p>
          </table:table-cell>
          <table:table-cell office:value-type="float" office:value="24452" table:style-name="ce46">
            <text:p>24.452</text:p>
          </table:table-cell>
          <table:table-cell office:value-type="percentage" office:value="0.81058144931379694" table:style-name="ce47">
            <text:p>81,1%</text:p>
          </table:table-cell>
          <table:table-cell office:value-type="float" office:value="22596" table:style-name="ce46">
            <text:p>22.596</text:p>
          </table:table-cell>
          <table:table-cell office:value-type="percentage" office:value="0.8695786030402155" table:style-name="ce47">
            <text:p>87,0%</text:p>
          </table:table-cell>
          <table:table-cell office:value-type="float" office:value="260963" table:style-name="ce46">
            <text:p>260.963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711356797487554" table:style-name="ce47">
            <text:p>92,7%</text:p>
          </table:table-cell>
          <table:table-cell office:value-type="percentage" office:value="0.82537257729871971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574" table:style-name="ce46">
            <text:p>372.574</text:p>
          </table:table-cell>
          <table:table-cell office:value-type="percentage" office:value="1" table:style-name="ce47">
            <text:p>100,0%</text:p>
          </table:table-cell>
          <table:table-cell office:value-type="float" office:value="511253" table:style-name="ce46">
            <text:p>511.253</text:p>
          </table:table-cell>
          <table:table-cell office:value-type="percentage" office:value="0.97002751162128831" table:style-name="ce47">
            <text:p>97,0%</text:p>
          </table:table-cell>
          <table:table-cell office:value-type="float" office:value="682810" table:style-name="ce46">
            <text:p>682.810</text:p>
          </table:table-cell>
          <table:table-cell office:value-type="percentage" office:value="0.94774435150973413" table:style-name="ce47">
            <text:p>94,8%</text:p>
          </table:table-cell>
          <table:table-cell office:value-type="float" office:value="942859" table:style-name="ce46">
            <text:p>942.859</text:p>
          </table:table-cell>
          <table:table-cell office:value-type="percentage" office:value="0.95261472742354447" table:style-name="ce47">
            <text:p>95,3%</text:p>
          </table:table-cell>
          <table:table-cell office:value-type="float" office:value="1031869" table:style-name="ce46">
            <text:p>1.031.869</text:p>
          </table:table-cell>
          <table:table-cell office:value-type="percentage" office:value="0.89259476156822515" table:style-name="ce47">
            <text:p>89,3%</text:p>
          </table:table-cell>
          <table:table-cell office:value-type="float" office:value="750685" table:style-name="ce46">
            <text:p>750.685</text:p>
          </table:table-cell>
          <table:table-cell office:value-type="percentage" office:value="0.83331298204794613" table:style-name="ce47">
            <text:p>83,3%</text:p>
          </table:table-cell>
          <table:table-cell office:value-type="float" office:value="603657" table:style-name="ce46">
            <text:p>603.657</text:p>
          </table:table-cell>
          <table:table-cell office:value-type="percentage" office:value="0.82068011044691302" table:style-name="ce47">
            <text:p>82,1%</text:p>
          </table:table-cell>
          <table:table-cell office:value-type="float" office:value="464204" table:style-name="ce46">
            <text:p>464.204</text:p>
          </table:table-cell>
          <table:table-cell office:value-type="percentage" office:value="0.81333707117076082" table:style-name="ce47">
            <text:p>81,3%</text:p>
          </table:table-cell>
          <table:table-cell office:value-type="float" office:value="5359911" table:style-name="ce46">
            <text:p>5.359.911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67100749165785" table:style-name="ce47">
            <text:p>89,8%</text:p>
          </table:table-cell>
          <table:table-cell office:value-type="percentage" office:value="0.793375882275274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92" table:style-name="ce46">
            <text:p>73.392</text:p>
          </table:table-cell>
          <table:table-cell office:value-type="percentage" office:value="1" table:style-name="ce47">
            <text:p>100,0%</text:p>
          </table:table-cell>
          <table:table-cell office:value-type="float" office:value="102944" table:style-name="ce46">
            <text:p>102.944</text:p>
          </table:table-cell>
          <table:table-cell office:value-type="percentage" office:value="0.99058909566790476" table:style-name="ce47">
            <text:p>99,1%</text:p>
          </table:table-cell>
          <table:table-cell office:value-type="float" office:value="146073" table:style-name="ce46">
            <text:p>146.073</text:p>
          </table:table-cell>
          <table:table-cell office:value-type="percentage" office:value="0.95136152558599985" table:style-name="ce47">
            <text:p>95,1%</text:p>
          </table:table-cell>
          <table:table-cell office:value-type="float" office:value="207417" table:style-name="ce46">
            <text:p>207.417</text:p>
          </table:table-cell>
          <table:table-cell office:value-type="percentage" office:value="0.95100480048417491" table:style-name="ce47">
            <text:p>95,1%</text:p>
          </table:table-cell>
          <table:table-cell office:value-type="float" office:value="231795" table:style-name="ce46">
            <text:p>231.795</text:p>
          </table:table-cell>
          <table:table-cell office:value-type="percentage" office:value="0.91811635534008273" table:style-name="ce47">
            <text:p>91,8%</text:p>
          </table:table-cell>
          <table:table-cell office:value-type="float" office:value="168705" table:style-name="ce46">
            <text:p>168.705</text:p>
          </table:table-cell>
          <table:table-cell office:value-type="percentage" office:value="0.84744868742276747" table:style-name="ce47">
            <text:p>84,7%</text:p>
          </table:table-cell>
          <table:table-cell office:value-type="float" office:value="142992" table:style-name="ce46">
            <text:p>142.992</text:p>
          </table:table-cell>
          <table:table-cell office:value-type="percentage" office:value="0.82208130436532345" table:style-name="ce47">
            <text:p>82,2%</text:p>
          </table:table-cell>
          <table:table-cell office:value-type="float" office:value="123118" table:style-name="ce46">
            <text:p>123.118</text:p>
          </table:table-cell>
          <table:table-cell office:value-type="percentage" office:value="0.85134424959893784" table:style-name="ce47">
            <text:p>85,1%</text:p>
          </table:table-cell>
          <table:table-cell office:value-type="float" office:value="1196436" table:style-name="ce46">
            <text:p>1.196.43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803224616617617" table:style-name="ce47">
            <text:p>90,8%</text:p>
          </table:table-cell>
          <table:table-cell office:value-type="percentage" office:value="0.79073093486381385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8" table:style-name="ce46">
            <text:p>42.198</text:p>
          </table:table-cell>
          <table:table-cell office:value-type="percentage" office:value="1" table:style-name="ce47">
            <text:p>100,0%</text:p>
          </table:table-cell>
          <table:table-cell office:value-type="float" office:value="55844" table:style-name="ce46">
            <text:p>55.844</text:p>
          </table:table-cell>
          <table:table-cell office:value-type="percentage" office:value="0.98594632768361579" table:style-name="ce47">
            <text:p>98,6%</text:p>
          </table:table-cell>
          <table:table-cell office:value-type="float" office:value="72062" table:style-name="ce46">
            <text:p>72.062</text:p>
          </table:table-cell>
          <table:table-cell office:value-type="percentage" office:value="0.95231928108893882" table:style-name="ce47">
            <text:p>95,2%</text:p>
          </table:table-cell>
          <table:table-cell office:value-type="float" office:value="91951" table:style-name="ce46">
            <text:p>91.951</text:p>
          </table:table-cell>
          <table:table-cell office:value-type="percentage" office:value="0.94117586849270196" table:style-name="ce47">
            <text:p>94,1%</text:p>
          </table:table-cell>
          <table:table-cell office:value-type="float" office:value="95627" table:style-name="ce46">
            <text:p>95.627</text:p>
          </table:table-cell>
          <table:table-cell office:value-type="percentage" office:value="0.90450516916848744" table:style-name="ce47">
            <text:p>90,5%</text:p>
          </table:table-cell>
          <table:table-cell office:value-type="float" office:value="64727" table:style-name="ce46">
            <text:p>64.727</text:p>
          </table:table-cell>
          <table:table-cell office:value-type="percentage" office:value="0.84357935070182066" table:style-name="ce47">
            <text:p>84,4%</text:p>
          </table:table-cell>
          <table:table-cell office:value-type="float" office:value="58132" table:style-name="ce46">
            <text:p>58.132</text:p>
          </table:table-cell>
          <table:table-cell office:value-type="percentage" office:value="0.8449172989157292" table:style-name="ce47">
            <text:p>84,5%</text:p>
          </table:table-cell>
          <table:table-cell office:value-type="float" office:value="51003" table:style-name="ce46">
            <text:p>51.003</text:p>
          </table:table-cell>
          <table:table-cell office:value-type="percentage" office:value="0.88668486291962934" table:style-name="ce47">
            <text:p>88,7%</text:p>
          </table:table-cell>
          <table:table-cell office:value-type="float" office:value="531544" table:style-name="ce46">
            <text:p>531.544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61803183182976" table:style-name="ce47">
            <text:p>91,6%</text:p>
          </table:table-cell>
          <table:table-cell office:value-type="percentage" office:value="0.80824263214395409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494" table:style-name="ce46">
            <text:p>162.494</text:p>
          </table:table-cell>
          <table:table-cell office:value-type="percentage" office:value="1.0186051176610709" table:style-name="ce47">
            <text:p>101,9%</text:p>
          </table:table-cell>
          <table:table-cell office:value-type="float" office:value="212879" table:style-name="ce46">
            <text:p>212.879</text:p>
          </table:table-cell>
          <table:table-cell office:value-type="percentage" office:value="0.98388378950482058" table:style-name="ce47">
            <text:p>98,4%</text:p>
          </table:table-cell>
          <table:table-cell office:value-type="float" office:value="274780" table:style-name="ce46">
            <text:p>274.780</text:p>
          </table:table-cell>
          <table:table-cell office:value-type="percentage" office:value="0.9669802190996013" table:style-name="ce47">
            <text:p>96,7%</text:p>
          </table:table-cell>
          <table:table-cell office:value-type="float" office:value="323263" table:style-name="ce46">
            <text:p>323.263</text:p>
          </table:table-cell>
          <table:table-cell office:value-type="percentage" office:value="0.9579099586033597" table:style-name="ce47">
            <text:p>95,8%</text:p>
          </table:table-cell>
          <table:table-cell office:value-type="float" office:value="321065" table:style-name="ce46">
            <text:p>321.065</text:p>
          </table:table-cell>
          <table:table-cell office:value-type="percentage" office:value="0.92243093224234618" table:style-name="ce47">
            <text:p>92,2%</text:p>
          </table:table-cell>
          <table:table-cell office:value-type="float" office:value="205297" table:style-name="ce46">
            <text:p>205.297</text:p>
          </table:table-cell>
          <table:table-cell office:value-type="percentage" office:value="0.8639173522418836" table:style-name="ce47">
            <text:p>86,4%</text:p>
          </table:table-cell>
          <table:table-cell office:value-type="float" office:value="168727" table:style-name="ce46">
            <text:p>168.727</text:p>
          </table:table-cell>
          <table:table-cell office:value-type="percentage" office:value="0.84695931531260193" table:style-name="ce47">
            <text:p>84,7%</text:p>
          </table:table-cell>
          <table:table-cell office:value-type="float" office:value="152617" table:style-name="ce46">
            <text:p>152.617</text:p>
          </table:table-cell>
          <table:table-cell office:value-type="percentage" office:value="0.88311335111707756" table:style-name="ce47">
            <text:p>88,3%</text:p>
          </table:table-cell>
          <table:table-cell office:value-type="float" office:value="1821122" table:style-name="ce46">
            <text:p>1.821.12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139967052857098" table:style-name="ce47">
            <text:p>93,1%</text:p>
          </table:table-cell>
          <table:table-cell office:value-type="percentage" office:value="0.83311923466129412" table:style-name="ce47">
            <text:p>83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1" table:style-name="ce46">
            <text:p>2.381</text:p>
          </table:table-cell>
          <table:table-cell office:value-type="percentage" office:value="0.83926683115967571" table:style-name="ce47">
            <text:p>83,9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7579473206176206" table:style-name="ce47">
            <text:p>87,6%</text:p>
          </table:table-cell>
          <table:table-cell office:value-type="float" office:value="7554" table:style-name="ce46">
            <text:p>7.554</text:p>
          </table:table-cell>
          <table:table-cell office:value-type="percentage" office:value="0.90695161483971665" table:style-name="ce47">
            <text:p>90,7%</text:p>
          </table:table-cell>
          <table:table-cell office:value-type="float" office:value="10531" table:style-name="ce46">
            <text:p>10.531</text:p>
          </table:table-cell>
          <table:table-cell office:value-type="percentage" office:value="0.9112226356320845" table:style-name="ce47">
            <text:p>91,1%</text:p>
          </table:table-cell>
          <table:table-cell office:value-type="float" office:value="11057" table:style-name="ce46">
            <text:p>11.057</text:p>
          </table:table-cell>
          <table:table-cell office:value-type="percentage" office:value="0.89479647163551024" table:style-name="ce47">
            <text:p>89,5%</text:p>
          </table:table-cell>
          <table:table-cell office:value-type="float" office:value="9091" table:style-name="ce46">
            <text:p>9.091</text:p>
          </table:table-cell>
          <table:table-cell office:value-type="percentage" office:value="0.79752609878059477" table:style-name="ce47">
            <text:p>79,8%</text:p>
          </table:table-cell>
          <table:table-cell office:value-type="float" office:value="8824" table:style-name="ce46">
            <text:p>8.824</text:p>
          </table:table-cell>
          <table:table-cell office:value-type="percentage" office:value="0.81214910262310169" table:style-name="ce47">
            <text:p>81,2%</text:p>
          </table:table-cell>
          <table:table-cell office:value-type="float" office:value="8217" table:style-name="ce46">
            <text:p>8.217</text:p>
          </table:table-cell>
          <table:table-cell office:value-type="percentage" office:value="0.88535718133821784" table:style-name="ce47">
            <text:p>88,5%</text:p>
          </table:table-cell>
          <table:table-cell office:value-type="float" office:value="61512" table:style-name="ce46">
            <text:p>61.512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601247377831592" table:style-name="ce47">
            <text:p>86,6%</text:p>
          </table:table-cell>
          <table:table-cell office:value-type="percentage" office:value="0.73652070835877725" table:style-name="ce47">
            <text:p>73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9" table:style-name="ce46">
            <text:p>2.049</text:p>
          </table:table-cell>
          <table:table-cell office:value-type="percentage" office:value="0.81600955794504182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5" table:style-name="ce46">
            <text:p>7.355</text:p>
          </table:table-cell>
          <table:table-cell office:value-type="percentage" office:value="0.91880074953154278" table:style-name="ce47">
            <text:p>91,9%</text:p>
          </table:table-cell>
          <table:table-cell office:value-type="float" office:value="9965" table:style-name="ce46">
            <text:p>9.965</text:p>
          </table:table-cell>
          <table:table-cell office:value-type="percentage" office:value="0.92259975928154803" table:style-name="ce47">
            <text:p>92,3%</text:p>
          </table:table-cell>
          <table:table-cell office:value-type="float" office:value="10429" table:style-name="ce46">
            <text:p>10.429</text:p>
          </table:table-cell>
          <table:table-cell office:value-type="percentage" office:value="0.95477432939668594" table:style-name="ce47">
            <text:p>95,5%</text:p>
          </table:table-cell>
          <table:table-cell office:value-type="float" office:value="8885" table:style-name="ce46">
            <text:p>8.885</text:p>
          </table:table-cell>
          <table:table-cell office:value-type="percentage" office:value="0.81126734842951054" table:style-name="ce47">
            <text:p>81,1%</text:p>
          </table:table-cell>
          <table:table-cell office:value-type="float" office:value="8835" table:style-name="ce46">
            <text:p>8.835</text:p>
          </table:table-cell>
          <table:table-cell office:value-type="percentage" office:value="0.7557095201437003" table:style-name="ce47">
            <text:p>75,6%</text:p>
          </table:table-cell>
          <table:table-cell office:value-type="float" office:value="8112" table:style-name="ce46">
            <text:p>8.112</text:p>
          </table:table-cell>
          <table:table-cell office:value-type="percentage" office:value="0.84676409185803758" table:style-name="ce47">
            <text:p>84,7%</text:p>
          </table:table-cell>
          <table:table-cell office:value-type="float" office:value="58992" table:style-name="ce46">
            <text:p>58.992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414906395570268" table:style-name="ce47">
            <text:p>86,4%</text:p>
          </table:table-cell>
          <table:table-cell office:value-type="percentage" office:value="0.70210183047297137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3" table:style-name="ce46">
            <text:p>3.603</text:p>
          </table:table-cell>
          <table:table-cell office:value-type="string" table:style-name="ce47">
            <text:p>-</text:p>
          </table:table-cell>
          <table:table-cell office:value-type="float" office:value="9520" table:style-name="ce46">
            <text:p>9.520</text:p>
          </table:table-cell>
          <table:table-cell office:value-type="string" table:style-name="ce47">
            <text:p>-</text:p>
          </table:table-cell>
          <table:table-cell office:value-type="float" office:value="22182" table:style-name="ce46">
            <text:p>22.182</text:p>
          </table:table-cell>
          <table:table-cell office:value-type="string" table:style-name="ce47">
            <text:p>-</text:p>
          </table:table-cell>
          <table:table-cell office:value-type="float" office:value="31961" table:style-name="ce46">
            <text:p>31.961</text:p>
          </table:table-cell>
          <table:table-cell office:value-type="string" table:style-name="ce47">
            <text:p>-</text:p>
          </table:table-cell>
          <table:table-cell office:value-type="float" office:value="23918" table:style-name="ce46">
            <text:p>23.918</text:p>
          </table:table-cell>
          <table:table-cell office:value-type="string" table:style-name="ce47">
            <text:p>-</text:p>
          </table:table-cell>
          <table:table-cell office:value-type="float" office:value="1260" table:style-name="ce46">
            <text:p>1.260</text:p>
          </table:table-cell>
          <table:table-cell office:value-type="string" table:style-name="ce47">
            <text:p>-</text:p>
          </table:table-cell>
          <table:table-cell office:value-type="float" office:value="92485" table:style-name="ce46">
            <text:p>92.48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1" table:style-name="ce49">
            <text:p>281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794" table:style-name="ce49">
            <text:p>1.794</text:p>
          </table:table-cell>
          <table:table-cell office:value-type="string" table:style-name="ce50">
            <text:p>-</text:p>
          </table:table-cell>
          <table:table-cell office:value-type="float" office:value="2206" table:style-name="ce49">
            <text:p>2.206</text:p>
          </table:table-cell>
          <table:table-cell office:value-type="string" table:style-name="ce50">
            <text:p>-</text:p>
          </table:table-cell>
          <table:table-cell office:value-type="float" office:value="1976" table:style-name="ce49">
            <text:p>1.976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43" table:style-name="ce49">
            <text:p>7.4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5848" table:style-name="ce53">
            <text:p>2.915.848</text:p>
          </table:table-cell>
          <table:table-cell office:value-type="percentage" office:value="1" table:style-name="ce54">
            <text:p>100,0%</text:p>
          </table:table-cell>
          <table:table-cell office:value-type="float" office:value="3936323" table:style-name="ce53">
            <text:p>3.936.323</text:p>
          </table:table-cell>
          <table:table-cell office:value-type="percentage" office:value="0.98486149895329522" table:style-name="ce54">
            <text:p>98,5%</text:p>
          </table:table-cell>
          <table:table-cell office:value-type="float" office:value="5258892" table:style-name="ce53">
            <text:p>5.258.892</text:p>
          </table:table-cell>
          <table:table-cell office:value-type="percentage" office:value="0.95483236074848488" table:style-name="ce54">
            <text:p>95,5%</text:p>
          </table:table-cell>
          <table:table-cell office:value-type="float" office:value="6688535" table:style-name="ce53">
            <text:p>6.688.535</text:p>
          </table:table-cell>
          <table:table-cell office:value-type="percentage" office:value="0.93812108031261843" table:style-name="ce54">
            <text:p>93,8%</text:p>
          </table:table-cell>
          <table:table-cell office:value-type="float" office:value="7001650" table:style-name="ce53">
            <text:p>7.001.650</text:p>
          </table:table-cell>
          <table:table-cell office:value-type="percentage" office:value="0.89571727999459627" table:style-name="ce54">
            <text:p>89,6%</text:p>
          </table:table-cell>
          <table:table-cell office:value-type="float" office:value="4949804" table:style-name="ce53">
            <text:p>4.949.804</text:p>
          </table:table-cell>
          <table:table-cell office:value-type="percentage" office:value="0.83301705480627797" table:style-name="ce54">
            <text:p>83,3%</text:p>
          </table:table-cell>
          <table:table-cell office:value-type="float" office:value="4046523" table:style-name="ce53">
            <text:p>4.046.523</text:p>
          </table:table-cell>
          <table:table-cell office:value-type="percentage" office:value="0.82169493796964421" table:style-name="ce54">
            <text:p>82,2%</text:p>
          </table:table-cell>
          <table:table-cell office:value-type="float" office:value="3414756" table:style-name="ce53">
            <text:p>3.414.756</text:p>
          </table:table-cell>
          <table:table-cell office:value-type="percentage" office:value="0.85712564527472901" table:style-name="ce54">
            <text:p>85,7%</text:p>
          </table:table-cell>
          <table:table-cell office:value-type="float" office:value="38212331" table:style-name="ce53">
            <text:p>38.212.331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582674191578805" table:style-name="ce54">
            <text:p>90,6%</text:p>
          </table:table-cell>
          <table:table-cell office:value-type="percentage" office:value="0.80618948238176247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77945" table:style-name="ce60">
            <text:p>977.945</text:p>
          </table:table-cell>
          <table:table-cell office:value-type="percentage" office:value="0.90354610977501548" table:style-name="ce61">
            <text:p>90,4%</text:p>
          </table:table-cell>
          <table:table-cell office:value-type="float" office:value="800592" table:style-name="ce60">
            <text:p>800.592</text:p>
          </table:table-cell>
          <table:table-cell office:value-type="percentage" office:value="0.86171054373552991" table:style-name="ce61">
            <text:p>86,2%</text:p>
          </table:table-cell>
          <table:table-cell office:value-type="float" office:value="526433" table:style-name="ce60">
            <text:p>526.433</text:p>
          </table:table-cell>
          <table:table-cell office:value-type="percentage" office:value="0.43266320218093296" table:style-name="ce61">
            <text:p>43,3%</text:p>
          </table:table-cell>
          <table:table-cell office:value-type="float" office:value="188611" table:style-name="ce60">
            <text:p>188.611</text:p>
          </table:table-cell>
          <table:table-cell office:value-type="percentage" office:value="0.15004530531165997" table:style-name="ce61">
            <text:p>15,0%</text:p>
          </table:table-cell>
          <table:table-cell office:value-type="float" office:value="173797" table:style-name="ce60">
            <text:p>173.797</text:p>
          </table:table-cell>
          <table:table-cell office:value-type="percentage" office:value="0.54557240573959609" table:style-name="ce44">
            <text:p>54,6%</text:p>
          </table:table-cell>
          <table:table-cell office:value-type="float" office:value="583013" table:style-name="ce60">
            <text:p>583.013</text:p>
          </table:table-cell>
          <table:table-cell office:value-type="percentage" office:value="0.67263021392163513" table:style-name="ce44">
            <text:p>67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8687" table:style-name="ce7">
            <text:p>198.687</text:p>
          </table:table-cell>
          <table:table-cell office:value-type="percentage" office:value="0.90505213386719874" table:style-name="ce47">
            <text:p>90,5%</text:p>
          </table:table-cell>
          <table:table-cell office:value-type="float" office:value="133324" table:style-name="ce7">
            <text:p>133.324</text:p>
          </table:table-cell>
          <table:table-cell office:value-type="percentage" office:value="0.86512231522938166" table:style-name="ce47">
            <text:p>86,5%</text:p>
          </table:table-cell>
          <table:table-cell office:value-type="float" office:value="100741" table:style-name="ce7">
            <text:p>100.741</text:p>
          </table:table-cell>
          <table:table-cell office:value-type="percentage" office:value="0.54119928657383531" table:style-name="ce47">
            <text:p>54,1%</text:p>
          </table:table-cell>
          <table:table-cell office:value-type="float" office:value="52410" table:style-name="ce7">
            <text:p>52.410</text:p>
          </table:table-cell>
          <table:table-cell office:value-type="percentage" office:value="0.27745572937346147" table:style-name="ce47">
            <text:p>27,7%</text:p>
          </table:table-cell>
          <table:table-cell office:value-type="float" office:value="33543" table:style-name="ce7">
            <text:p>33.543</text:p>
          </table:table-cell>
          <table:table-cell office:value-type="percentage" office:value="0.57099327602349137" table:style-name="ce47">
            <text:p>57,1%</text:p>
          </table:table-cell>
          <table:table-cell office:value-type="float" office:value="109724" table:style-name="ce7">
            <text:p>109.724</text:p>
          </table:table-cell>
          <table:table-cell office:value-type="percentage" office:value="0.80979512310326507" table:style-name="ce47">
            <text:p>81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441" table:style-name="ce7">
            <text:p>190.441</text:p>
          </table:table-cell>
          <table:table-cell office:value-type="percentage" office:value="0.94088613973894053" table:style-name="ce47">
            <text:p>94,1%</text:p>
          </table:table-cell>
          <table:table-cell office:value-type="float" office:value="139474" table:style-name="ce7">
            <text:p>139.474</text:p>
          </table:table-cell>
          <table:table-cell office:value-type="percentage" office:value="0.94342455931492575" table:style-name="ce47">
            <text:p>94,3%</text:p>
          </table:table-cell>
          <table:table-cell office:value-type="float" office:value="138182" table:style-name="ce7">
            <text:p>138.182</text:p>
          </table:table-cell>
          <table:table-cell office:value-type="percentage" office:value="0.90371145482489124" table:style-name="ce47">
            <text:p>90,4%</text:p>
          </table:table-cell>
          <table:table-cell office:value-type="float" office:value="113168" table:style-name="ce7">
            <text:p>113.168</text:p>
          </table:table-cell>
          <table:table-cell office:value-type="percentage" office:value="0.75096883792535962" table:style-name="ce47">
            <text:p>75,1%</text:p>
          </table:table-cell>
          <table:table-cell office:value-type="float" office:value="40908" table:style-name="ce7">
            <text:p>40.908</text:p>
          </table:table-cell>
          <table:table-cell office:value-type="percentage" office:value="0.90354500276090555" table:style-name="ce47">
            <text:p>90,4%</text:p>
          </table:table-cell>
          <table:table-cell office:value-type="float" office:value="112145" table:style-name="ce7">
            <text:p>112.145</text:p>
          </table:table-cell>
          <table:table-cell office:value-type="percentage" office:value="0.95426310415248472" table:style-name="ce47">
            <text:p>95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532" table:style-name="ce7">
            <text:p>112.532</text:p>
          </table:table-cell>
          <table:table-cell office:value-type="percentage" office:value="0.86121867968714128" table:style-name="ce47">
            <text:p>86,1%</text:p>
          </table:table-cell>
          <table:table-cell office:value-type="float" office:value="82597" table:style-name="ce7">
            <text:p>82.597</text:p>
          </table:table-cell>
          <table:table-cell office:value-type="percentage" office:value="0.7428522605653437" table:style-name="ce47">
            <text:p>74,3%</text:p>
          </table:table-cell>
          <table:table-cell office:value-type="float" office:value="76807" table:style-name="ce7">
            <text:p>76.807</text:p>
          </table:table-cell>
          <table:table-cell office:value-type="percentage" office:value="0.50638194069014619" table:style-name="ce47">
            <text:p>50,6%</text:p>
          </table:table-cell>
          <table:table-cell office:value-type="float" office:value="42167" table:style-name="ce7">
            <text:p>42.167</text:p>
          </table:table-cell>
          <table:table-cell office:value-type="percentage" office:value="0.24679847356838508" table:style-name="ce47">
            <text:p>24,7%</text:p>
          </table:table-cell>
          <table:table-cell office:value-type="float" office:value="27166" table:style-name="ce7">
            <text:p>27.166</text:p>
          </table:table-cell>
          <table:table-cell office:value-type="percentage" office:value="0.5337655958345614" table:style-name="ce47">
            <text:p>53,4%</text:p>
          </table:table-cell>
          <table:table-cell office:value-type="float" office:value="86888" table:style-name="ce7">
            <text:p>86.888</text:p>
          </table:table-cell>
          <table:table-cell office:value-type="percentage" office:value="0.72577223141048131" table:style-name="ce47">
            <text:p>72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5045" table:style-name="ce7">
            <text:p>215.045</text:p>
          </table:table-cell>
          <table:table-cell office:value-type="percentage" office:value="0.88297850499907615" table:style-name="ce47">
            <text:p>88,3%</text:p>
          </table:table-cell>
          <table:table-cell office:value-type="float" office:value="178977" table:style-name="ce7">
            <text:p>178.977</text:p>
          </table:table-cell>
          <table:table-cell office:value-type="percentage" office:value="0.80323219086172304" table:style-name="ce47">
            <text:p>80,3%</text:p>
          </table:table-cell>
          <table:table-cell office:value-type="float" office:value="194594" table:style-name="ce7">
            <text:p>194.594</text:p>
          </table:table-cell>
          <table:table-cell office:value-type="percentage" office:value="0.60590605364270989" table:style-name="ce47">
            <text:p>60,6%</text:p>
          </table:table-cell>
          <table:table-cell office:value-type="float" office:value="125823" table:style-name="ce7">
            <text:p>125.823</text:p>
          </table:table-cell>
          <table:table-cell office:value-type="percentage" office:value="0.39528819661521736" table:style-name="ce47">
            <text:p>39,5%</text:p>
          </table:table-cell>
          <table:table-cell office:value-type="float" office:value="89881" table:style-name="ce7">
            <text:p>89.881</text:p>
          </table:table-cell>
          <table:table-cell office:value-type="percentage" office:value="0.67003869005464323" table:style-name="ce47">
            <text:p>67,0%</text:p>
          </table:table-cell>
          <table:table-cell office:value-type="float" office:value="171007" table:style-name="ce7">
            <text:p>171.007</text:p>
          </table:table-cell>
          <table:table-cell office:value-type="percentage" office:value="0.76749801401187556" table:style-name="ce47">
            <text:p>76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368" table:style-name="ce7">
            <text:p>91.368</text:p>
          </table:table-cell>
          <table:table-cell office:value-type="percentage" office:value="0.93046559941341811" table:style-name="ce47">
            <text:p>93,0%</text:p>
          </table:table-cell>
          <table:table-cell office:value-type="float" office:value="73269" table:style-name="ce7">
            <text:p>73.269</text:p>
          </table:table-cell>
          <table:table-cell office:value-type="percentage" office:value="0.95460763748648259" table:style-name="ce47">
            <text:p>95,5%</text:p>
          </table:table-cell>
          <table:table-cell office:value-type="float" office:value="61688" table:style-name="ce7">
            <text:p>61.688</text:p>
          </table:table-cell>
          <table:table-cell office:value-type="percentage" office:value="0.72963830340879521" table:style-name="ce47">
            <text:p>73,0%</text:p>
          </table:table-cell>
          <table:table-cell office:value-type="float" office:value="37023" table:style-name="ce7">
            <text:p>37.023</text:p>
          </table:table-cell>
          <table:table-cell office:value-type="percentage" office:value="0.41846665084262996" table:style-name="ce47">
            <text:p>41,8%</text:p>
          </table:table-cell>
          <table:table-cell office:value-type="float" office:value="19071" table:style-name="ce7">
            <text:p>19.071</text:p>
          </table:table-cell>
          <table:table-cell office:value-type="percentage" office:value="0.85975114958074117" table:style-name="ce47">
            <text:p>86,0%</text:p>
          </table:table-cell>
          <table:table-cell office:value-type="float" office:value="54450" table:style-name="ce7">
            <text:p>54.450</text:p>
          </table:table-cell>
          <table:table-cell office:value-type="percentage" office:value="0.91954605329820649" table:style-name="ce47">
            <text:p>92,0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4535" table:style-name="ce7">
            <text:p>444.535</text:p>
          </table:table-cell>
          <table:table-cell office:value-type="percentage" office:value="0.92920224495981441" table:style-name="ce47">
            <text:p>92,9%</text:p>
          </table:table-cell>
          <table:table-cell office:value-type="float" office:value="290089" table:style-name="ce7">
            <text:p>290.089</text:p>
          </table:table-cell>
          <table:table-cell office:value-type="percentage" office:value="0.90033829919304775" table:style-name="ce47">
            <text:p>90,0%</text:p>
          </table:table-cell>
          <table:table-cell office:value-type="float" office:value="277138" table:style-name="ce7">
            <text:p>277.138</text:p>
          </table:table-cell>
          <table:table-cell office:value-type="percentage" office:value="0.78531150291015639" table:style-name="ce47">
            <text:p>78,5%</text:p>
          </table:table-cell>
          <table:table-cell office:value-type="float" office:value="140607" table:style-name="ce7">
            <text:p>140.607</text:p>
          </table:table-cell>
          <table:table-cell office:value-type="percentage" office:value="0.43863201043180955" table:style-name="ce47">
            <text:p>43,9%</text:p>
          </table:table-cell>
          <table:table-cell office:value-type="float" office:value="79826" table:style-name="ce7">
            <text:p>79.826</text:p>
          </table:table-cell>
          <table:table-cell office:value-type="percentage" office:value="0.83506988032471341" table:style-name="ce47">
            <text:p>83,5%</text:p>
          </table:table-cell>
          <table:table-cell office:value-type="float" office:value="222081" table:style-name="ce7">
            <text:p>222.081</text:p>
          </table:table-cell>
          <table:table-cell office:value-type="percentage" office:value="0.91222427603203948" table:style-name="ce47">
            <text:p>91,2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9544" table:style-name="ce7">
            <text:p>269.544</text:p>
          </table:table-cell>
          <table:table-cell office:value-type="percentage" office:value="0.9116318082199194" table:style-name="ce47">
            <text:p>91,2%</text:p>
          </table:table-cell>
          <table:table-cell office:value-type="float" office:value="197069" table:style-name="ce7">
            <text:p>197.069</text:p>
          </table:table-cell>
          <table:table-cell office:value-type="percentage" office:value="0.89671788758093796" table:style-name="ce47">
            <text:p>89,7%</text:p>
          </table:table-cell>
          <table:table-cell office:value-type="float" office:value="187416" table:style-name="ce7">
            <text:p>187.416</text:p>
          </table:table-cell>
          <table:table-cell office:value-type="percentage" office:value="0.66385185395089186" table:style-name="ce47">
            <text:p>66,4%</text:p>
          </table:table-cell>
          <table:table-cell office:value-type="float" office:value="109541" table:style-name="ce7">
            <text:p>109.541</text:p>
          </table:table-cell>
          <table:table-cell office:value-type="percentage" office:value="0.38908898455592972" table:style-name="ce47">
            <text:p>38,9%</text:p>
          </table:table-cell>
          <table:table-cell office:value-type="float" office:value="62471" table:style-name="ce7">
            <text:p>62.471</text:p>
          </table:table-cell>
          <table:table-cell office:value-type="percentage" office:value="0.80810027682198016" table:style-name="ce47">
            <text:p>80,8%</text:p>
          </table:table-cell>
          <table:table-cell office:value-type="float" office:value="174567" table:style-name="ce7">
            <text:p>174.567</text:p>
          </table:table-cell>
          <table:table-cell office:value-type="percentage" office:value="0.84407320552184317" table:style-name="ce47">
            <text:p>84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52870" table:style-name="ce7">
            <text:p>952.870</text:p>
          </table:table-cell>
          <table:table-cell office:value-type="percentage" office:value="0.88889282762455057" table:style-name="ce47">
            <text:p>88,9%</text:p>
          </table:table-cell>
          <table:table-cell office:value-type="float" office:value="674297" table:style-name="ce7">
            <text:p>674.297</text:p>
          </table:table-cell>
          <table:table-cell office:value-type="percentage" office:value="0.84963862162121295" table:style-name="ce47">
            <text:p>85,0%</text:p>
          </table:table-cell>
          <table:table-cell office:value-type="float" office:value="641283" table:style-name="ce7">
            <text:p>641.283</text:p>
          </table:table-cell>
          <table:table-cell office:value-type="percentage" office:value="0.62178204957905214" table:style-name="ce47">
            <text:p>62,2%</text:p>
          </table:table-cell>
          <table:table-cell office:value-type="float" office:value="455321" table:style-name="ce7">
            <text:p>455.321</text:p>
          </table:table-cell>
          <table:table-cell office:value-type="percentage" office:value="0.39852622992143627" table:style-name="ce47">
            <text:p>39,9%</text:p>
          </table:table-cell>
          <table:table-cell office:value-type="float" office:value="190573" table:style-name="ce7">
            <text:p>190.573</text:p>
          </table:table-cell>
          <table:table-cell office:value-type="percentage" office:value="0.5486467578904336" table:style-name="ce47">
            <text:p>54,9%</text:p>
          </table:table-cell>
          <table:table-cell office:value-type="float" office:value="675049" table:style-name="ce7">
            <text:p>675.049</text:p>
          </table:table-cell>
          <table:table-cell office:value-type="percentage" office:value="0.84141217354019349" table:style-name="ce47">
            <text:p>84,1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8224" table:style-name="ce7">
            <text:p>678.224</text:p>
          </table:table-cell>
          <table:table-cell office:value-type="percentage" office:value="0.93360772518600599" table:style-name="ce47">
            <text:p>93,4%</text:p>
          </table:table-cell>
          <table:table-cell office:value-type="float" office:value="533231" table:style-name="ce7">
            <text:p>533.231</text:p>
          </table:table-cell>
          <table:table-cell office:value-type="percentage" office:value="0.93618773229958374" table:style-name="ce47">
            <text:p>93,6%</text:p>
          </table:table-cell>
          <table:table-cell office:value-type="float" office:value="475492" table:style-name="ce7">
            <text:p>475.492</text:p>
          </table:table-cell>
          <table:table-cell office:value-type="percentage" office:value="0.66548449625964834" table:style-name="ce47">
            <text:p>66,5%</text:p>
          </table:table-cell>
          <table:table-cell office:value-type="float" office:value="215280" table:style-name="ce7">
            <text:p>215.280</text:p>
          </table:table-cell>
          <table:table-cell office:value-type="percentage" office:value="0.28518968929584854" table:style-name="ce47">
            <text:p>28,5%</text:p>
          </table:table-cell>
          <table:table-cell office:value-type="float" office:value="177467" table:style-name="ce7">
            <text:p>177.467</text:p>
          </table:table-cell>
          <table:table-cell office:value-type="percentage" office:value="0.84098415812494376" table:style-name="ce47">
            <text:p>84,1%</text:p>
          </table:table-cell>
          <table:table-cell office:value-type="float" office:value="415771" table:style-name="ce7">
            <text:p>415.771</text:p>
          </table:table-cell>
          <table:table-cell office:value-type="percentage" office:value="0.88947149984168961" table:style-name="ce47">
            <text:p>88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158" table:style-name="ce7">
            <text:p>153.158</text:p>
          </table:table-cell>
          <table:table-cell office:value-type="percentage" office:value="0.88378400212350983" table:style-name="ce47">
            <text:p>88,4%</text:p>
          </table:table-cell>
          <table:table-cell office:value-type="float" office:value="120823" table:style-name="ce7">
            <text:p>120.823</text:p>
          </table:table-cell>
          <table:table-cell office:value-type="percentage" office:value="0.91300175311328735" table:style-name="ce47">
            <text:p>91,3%</text:p>
          </table:table-cell>
          <table:table-cell office:value-type="float" office:value="110590" table:style-name="ce7">
            <text:p>110.590</text:p>
          </table:table-cell>
          <table:table-cell office:value-type="percentage" office:value="0.6863274437886715" table:style-name="ce47">
            <text:p>68,6%</text:p>
          </table:table-cell>
          <table:table-cell office:value-type="float" office:value="47755" table:style-name="ce7">
            <text:p>47.755</text:p>
          </table:table-cell>
          <table:table-cell office:value-type="percentage" office:value="0.32842523692282299" table:style-name="ce47">
            <text:p>32,8%</text:p>
          </table:table-cell>
          <table:table-cell office:value-type="float" office:value="33779" table:style-name="ce7">
            <text:p>33.779</text:p>
          </table:table-cell>
          <table:table-cell office:value-type="percentage" office:value="0.84716474807513853" table:style-name="ce47">
            <text:p>84,7%</text:p>
          </table:table-cell>
          <table:table-cell office:value-type="float" office:value="88209" table:style-name="ce7">
            <text:p>88.209</text:p>
          </table:table-cell>
          <table:table-cell office:value-type="percentage" office:value="0.87436065183775424" table:style-name="ce47">
            <text:p>87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2043" table:style-name="ce7">
            <text:p>502.043</text:p>
          </table:table-cell>
          <table:table-cell office:value-type="percentage" office:value="0.94289760295390901" table:style-name="ce47">
            <text:p>94,3%</text:p>
          </table:table-cell>
          <table:table-cell office:value-type="float" office:value="327929" table:style-name="ce7">
            <text:p>327.929</text:p>
          </table:table-cell>
          <table:table-cell office:value-type="percentage" office:value="0.9447381385205309" table:style-name="ce47">
            <text:p>94,5%</text:p>
          </table:table-cell>
          <table:table-cell office:value-type="float" office:value="360668" table:style-name="ce7">
            <text:p>360.668</text:p>
          </table:table-cell>
          <table:table-cell office:value-type="percentage" office:value="0.92103240370692896" table:style-name="ce47">
            <text:p>92,1%</text:p>
          </table:table-cell>
          <table:table-cell office:value-type="float" office:value="351921" table:style-name="ce7">
            <text:p>351.921</text:p>
          </table:table-cell>
          <table:table-cell office:value-type="percentage" office:value="0.85992532608748773" table:style-name="ce47">
            <text:p>86,0%</text:p>
          </table:table-cell>
          <table:table-cell office:value-type="float" office:value="110602" table:style-name="ce7">
            <text:p>110.602</text:p>
          </table:table-cell>
          <table:table-cell office:value-type="percentage" office:value="0.89225382790945318" table:style-name="ce47">
            <text:p>89,2%</text:p>
          </table:table-cell>
          <table:table-cell office:value-type="float" office:value="296765" table:style-name="ce7">
            <text:p>296.765</text:p>
          </table:table-cell>
          <table:table-cell office:value-type="percentage" office:value="0.97267471206350664" table:style-name="ce47">
            <text:p>97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459" table:style-name="ce7">
            <text:p>47.459</text:p>
          </table:table-cell>
          <table:table-cell office:value-type="percentage" office:value="0.91460782424359222" table:style-name="ce47">
            <text:p>91,5%</text:p>
          </table:table-cell>
          <table:table-cell office:value-type="float" office:value="33408" table:style-name="ce7">
            <text:p>33.408</text:p>
          </table:table-cell>
          <table:table-cell office:value-type="percentage" office:value="0.87982934344631425" table:style-name="ce47">
            <text:p>88,0%</text:p>
          </table:table-cell>
          <table:table-cell office:value-type="float" office:value="25240" table:style-name="ce7">
            <text:p>25.240</text:p>
          </table:table-cell>
          <table:table-cell office:value-type="percentage" office:value="0.55854300825422121" table:style-name="ce47">
            <text:p>55,9%</text:p>
          </table:table-cell>
          <table:table-cell office:value-type="float" office:value="15062" table:style-name="ce7">
            <text:p>15.062</text:p>
          </table:table-cell>
          <table:table-cell office:value-type="percentage" office:value="0.31737536347928696" table:style-name="ce47">
            <text:p>31,7%</text:p>
          </table:table-cell>
          <table:table-cell office:value-type="float" office:value="12119" table:style-name="ce7">
            <text:p>12.119</text:p>
          </table:table-cell>
          <table:table-cell office:value-type="percentage" office:value="0.84926419060967062" table:style-name="ce47">
            <text:p>84,9%</text:p>
          </table:table-cell>
          <table:table-cell office:value-type="float" office:value="23482" table:style-name="ce7">
            <text:p>23.482</text:p>
          </table:table-cell>
          <table:table-cell office:value-type="percentage" office:value="0.79202644360496488" table:style-name="ce47">
            <text:p>79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0388" table:style-name="ce7">
            <text:p>790.388</text:p>
          </table:table-cell>
          <table:table-cell office:value-type="percentage" office:value="0.894279084028888" table:style-name="ce47">
            <text:p>89,4%</text:p>
          </table:table-cell>
          <table:table-cell office:value-type="float" office:value="551729" table:style-name="ce7">
            <text:p>551.729</text:p>
          </table:table-cell>
          <table:table-cell office:value-type="percentage" office:value="0.80802712321143511" table:style-name="ce47">
            <text:p>80,8%</text:p>
          </table:table-cell>
          <table:table-cell office:value-type="float" office:value="566182" table:style-name="ce7">
            <text:p>566.182</text:p>
          </table:table-cell>
          <table:table-cell office:value-type="percentage" office:value="0.6004948778131195" table:style-name="ce47">
            <text:p>60,0%</text:p>
          </table:table-cell>
          <table:table-cell office:value-type="float" office:value="356260" table:style-name="ce7">
            <text:p>356.260</text:p>
          </table:table-cell>
          <table:table-cell office:value-type="percentage" office:value="0.34525700452286096" table:style-name="ce47">
            <text:p>34,5%</text:p>
          </table:table-cell>
          <table:table-cell office:value-type="float" office:value="166562" table:style-name="ce7">
            <text:p>166.562</text:p>
          </table:table-cell>
          <table:table-cell office:value-type="percentage" office:value="0.69627703600899593" table:style-name="ce47">
            <text:p>69,6%</text:p>
          </table:table-cell>
          <table:table-cell office:value-type="float" office:value="505047" table:style-name="ce7">
            <text:p>505.047</text:p>
          </table:table-cell>
          <table:table-cell office:value-type="percentage" office:value="0.76057858831679293" table:style-name="ce47">
            <text:p>76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5038" table:style-name="ce7">
            <text:p>155.038</text:p>
          </table:table-cell>
          <table:table-cell office:value-type="percentage" office:value="0.87921921785681878" table:style-name="ce47">
            <text:p>87,9%</text:p>
          </table:table-cell>
          <table:table-cell office:value-type="float" office:value="119384" table:style-name="ce7">
            <text:p>119.384</text:p>
          </table:table-cell>
          <table:table-cell office:value-type="percentage" office:value="0.81728998514441409" table:style-name="ce47">
            <text:p>81,7%</text:p>
          </table:table-cell>
          <table:table-cell office:value-type="float" office:value="120224" table:style-name="ce7">
            <text:p>120.224</text:p>
          </table:table-cell>
          <table:table-cell office:value-type="percentage" office:value="0.57962462093271039" table:style-name="ce47">
            <text:p>58,0%</text:p>
          </table:table-cell>
          <table:table-cell office:value-type="float" office:value="78552" table:style-name="ce7">
            <text:p>78.552</text:p>
          </table:table-cell>
          <table:table-cell office:value-type="percentage" office:value="0.33888565327120945" table:style-name="ce47">
            <text:p>33,9%</text:p>
          </table:table-cell>
          <table:table-cell office:value-type="float" office:value="46939" table:style-name="ce7">
            <text:p>46.939</text:p>
          </table:table-cell>
          <table:table-cell office:value-type="percentage" office:value="0.70383865647023547" table:style-name="ce47">
            <text:p>70,4%</text:p>
          </table:table-cell>
          <table:table-cell office:value-type="float" office:value="102035" table:style-name="ce7">
            <text:p>102.035</text:p>
          </table:table-cell>
          <table:table-cell office:value-type="percentage" office:value="0.77406556058778453" table:style-name="ce47">
            <text:p>77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761" table:style-name="ce7">
            <text:p>91.761</text:p>
          </table:table-cell>
          <table:table-cell office:value-type="percentage" office:value="0.93593561942840819" table:style-name="ce47">
            <text:p>93,6%</text:p>
          </table:table-cell>
          <table:table-cell office:value-type="float" office:value="67638" table:style-name="ce7">
            <text:p>67.638</text:p>
          </table:table-cell>
          <table:table-cell office:value-type="percentage" office:value="0.93860842052676863" table:style-name="ce47">
            <text:p>93,9%</text:p>
          </table:table-cell>
          <table:table-cell office:value-type="float" office:value="61498" table:style-name="ce7">
            <text:p>61.498</text:p>
          </table:table-cell>
          <table:table-cell office:value-type="percentage" office:value="0.66881273721873602" table:style-name="ce47">
            <text:p>66,9%</text:p>
          </table:table-cell>
          <table:table-cell office:value-type="float" office:value="38003" table:style-name="ce7">
            <text:p>38.003</text:p>
          </table:table-cell>
          <table:table-cell office:value-type="percentage" office:value="0.39740868164848842" table:style-name="ce47">
            <text:p>39,7%</text:p>
          </table:table-cell>
          <table:table-cell office:value-type="float" office:value="19564" table:style-name="ce7">
            <text:p>19.564</text:p>
          </table:table-cell>
          <table:table-cell office:value-type="percentage" office:value="0.82167156656866858" table:style-name="ce47">
            <text:p>82,2%</text:p>
          </table:table-cell>
          <table:table-cell office:value-type="float" office:value="58704" table:style-name="ce7">
            <text:p>58.704</text:p>
          </table:table-cell>
          <table:table-cell office:value-type="percentage" office:value="0.87057881389865199" table:style-name="ce47">
            <text:p>87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9918" table:style-name="ce7">
            <text:p>339.918</text:p>
          </table:table-cell>
          <table:table-cell office:value-type="percentage" office:value="0.90554728230320236" table:style-name="ce47">
            <text:p>90,6%</text:p>
          </table:table-cell>
          <table:table-cell office:value-type="float" office:value="241277" table:style-name="ce7">
            <text:p>241.277</text:p>
          </table:table-cell>
          <table:table-cell office:value-type="percentage" office:value="0.87807336778513723" table:style-name="ce47">
            <text:p>87,8%</text:p>
          </table:table-cell>
          <table:table-cell office:value-type="float" office:value="225070" table:style-name="ce7">
            <text:p>225.070</text:p>
          </table:table-cell>
          <table:table-cell office:value-type="percentage" office:value="0.6962442345706128" table:style-name="ce47">
            <text:p>69,6%</text:p>
          </table:table-cell>
          <table:table-cell office:value-type="float" office:value="119073" table:style-name="ce7">
            <text:p>119.073</text:p>
          </table:table-cell>
          <table:table-cell office:value-type="percentage" office:value="0.37086882718452652" table:style-name="ce47">
            <text:p>37,1%</text:p>
          </table:table-cell>
          <table:table-cell office:value-type="float" office:value="77721" table:style-name="ce7">
            <text:p>77.721</text:p>
          </table:table-cell>
          <table:table-cell office:value-type="percentage" office:value="0.78510025758876711" table:style-name="ce47">
            <text:p>78,5%</text:p>
          </table:table-cell>
          <table:table-cell office:value-type="float" office:value="187165" table:style-name="ce7">
            <text:p>187.165</text:p>
          </table:table-cell>
          <table:table-cell office:value-type="percentage" office:value="0.8470844346283356" table:style-name="ce47">
            <text:p>84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144" table:style-name="ce7">
            <text:p>5.144</text:p>
          </table:table-cell>
          <table:table-cell office:value-type="percentage" office:value="0.82462327669124724" table:style-name="ce47">
            <text:p>82,5%</text:p>
          </table:table-cell>
          <table:table-cell office:value-type="float" office:value="6005" table:style-name="ce7">
            <text:p>6.005</text:p>
          </table:table-cell>
          <table:table-cell office:value-type="percentage" office:value="0.79494307651575324" table:style-name="ce47">
            <text:p>79,5%</text:p>
          </table:table-cell>
          <table:table-cell office:value-type="float" office:value="6088" table:style-name="ce7">
            <text:p>6.088</text:p>
          </table:table-cell>
          <table:table-cell office:value-type="percentage" office:value="0.57810274427879593" table:style-name="ce47">
            <text:p>57,8%</text:p>
          </table:table-cell>
          <table:table-cell office:value-type="float" office:value="4613" table:style-name="ce7">
            <text:p>4.613</text:p>
          </table:table-cell>
          <table:table-cell office:value-type="percentage" office:value="0.41720177263272135" table:style-name="ce47">
            <text:p>41,7%</text:p>
          </table:table-cell>
          <table:table-cell office:value-type="float" office:value="1333" table:style-name="ce7">
            <text:p>1.333</text:p>
          </table:table-cell>
          <table:table-cell office:value-type="percentage" office:value="0.3593960636290105" table:style-name="ce47">
            <text:p>35,9%</text:p>
          </table:table-cell>
          <table:table-cell office:value-type="float" office:value="6901" table:style-name="ce7">
            <text:p>6.901</text:p>
          </table:table-cell>
          <table:table-cell office:value-type="percentage" office:value="0.79900428389487088" table:style-name="ce47">
            <text:p>79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89" table:style-name="ce7">
            <text:p>4.089</text:p>
          </table:table-cell>
          <table:table-cell office:value-type="percentage" office:value="0.75568286823138053" table:style-name="ce47">
            <text:p>75,6%</text:p>
          </table:table-cell>
          <table:table-cell office:value-type="float" office:value="4906" table:style-name="ce7">
            <text:p>4.906</text:p>
          </table:table-cell>
          <table:table-cell office:value-type="percentage" office:value="0.66702923181509177" table:style-name="ce47">
            <text:p>66,7%</text:p>
          </table:table-cell>
          <table:table-cell office:value-type="float" office:value="5895" table:style-name="ce7">
            <text:p>5.895</text:p>
          </table:table-cell>
          <table:table-cell office:value-type="percentage" office:value="0.59157049673858508" table:style-name="ce47">
            <text:p>59,2%</text:p>
          </table:table-cell>
          <table:table-cell office:value-type="float" office:value="4919" table:style-name="ce7">
            <text:p>4.919</text:p>
          </table:table-cell>
          <table:table-cell office:value-type="percentage" office:value="0.47166554799117844" table:style-name="ce47">
            <text:p>47,2%</text:p>
          </table:table-cell>
          <table:table-cell office:value-type="float" office:value="1206" table:style-name="ce7">
            <text:p>1.206</text:p>
          </table:table-cell>
          <table:table-cell office:value-type="percentage" office:value="0.26853707414829658" table:style-name="ce47">
            <text:p>26,9%</text:p>
          </table:table-cell>
          <table:table-cell office:value-type="float" office:value="5866" table:style-name="ce7">
            <text:p>5.866</text:p>
          </table:table-cell>
          <table:table-cell office:value-type="percentage" office:value="0.82573198198198194" table:style-name="ce47">
            <text:p>82,6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88" table:style-name="ce7">
            <text:p>2.388</text:p>
          </table:table-cell>
          <table:table-cell office:value-type="percentage" office:value="0.66278101582014992" table:style-name="ce47">
            <text:p>66,3%</text:p>
          </table:table-cell>
          <table:table-cell office:value-type="float" office:value="6300" table:style-name="ce7">
            <text:p>6.300</text:p>
          </table:table-cell>
          <table:table-cell office:value-type="percentage" office:value="0.66176470588235292" table:style-name="ce47">
            <text:p>66,2%</text:p>
          </table:table-cell>
          <table:table-cell office:value-type="float" office:value="13462" table:style-name="ce7">
            <text:p>13.462</text:p>
          </table:table-cell>
          <table:table-cell office:value-type="percentage" office:value="0.60688846812731045" table:style-name="ce47">
            <text:p>60,7%</text:p>
          </table:table-cell>
          <table:table-cell office:value-type="float" office:value="1070" table:style-name="ce7">
            <text:p>1.070</text:p>
          </table:table-cell>
          <table:table-cell office:value-type="percentage" office:value="0.8445146014206788" table:style-name="ce47">
            <text:p>84,5%</text:p>
          </table:table-cell>
          <table:table-cell office:value-type="float" office:value="19264" table:style-name="ce7">
            <text:p>19.264</text:p>
          </table:table-cell>
          <table:table-cell office:value-type="percentage" office:value="0.35679359905171137" table:style-name="ce47">
            <text:p>35,7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3" table:style-name="ce7">
            <text:p>13</text:p>
          </table:table-cell>
          <table:table-cell office:value-type="percentage" office:value="0.16883116883116883" table:style-name="ce50">
            <text:p>16,9%</text:p>
          </table:table-cell>
          <table:table-cell office:value-type="float" office:value="131" table:style-name="ce7">
            <text:p>131</text:p>
          </table:table-cell>
          <table:table-cell office:value-type="percentage" office:value="0.46619217081850534" table:style-name="ce50">
            <text:p>46,6%</text:p>
          </table:table-cell>
          <table:table-cell office:value-type="float" office:value="272" table:style-name="ce7">
            <text:p>272</text:p>
          </table:table-cell>
          <table:table-cell office:value-type="percentage" office:value="0.31336405529953915" table:style-name="ce50">
            <text:p>31,3%</text:p>
          </table:table-cell>
          <table:table-cell office:value-type="float" office:value="310" table:style-name="ce7">
            <text:p>310</text:p>
          </table:table-cell>
          <table:table-cell office:value-type="percentage" office:value="0.17279821627647715" table:style-name="ce50">
            <text:p>17,3%</text:p>
          </table:table-cell>
          <table:table-cell office:value-type="float" office:value="446" table:style-name="ce7">
            <text:p>446</text:p>
          </table:table-cell>
          <table:table-cell office:value-type="percentage" office:value="0.10049571879224876" table:style-name="ce50">
            <text:p>10,0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20213" table:style-name="ce65">
            <text:p>6.220.213</text:p>
          </table:table-cell>
          <table:table-cell office:value-type="percentage" office:value="0.90777258769519908" table:style-name="ce66">
            <text:p>90,78%</text:p>
          </table:table-cell>
          <table:table-cell office:value-type="float" office:value="4578537" table:style-name="ce65">
            <text:p>4.578.537</text:p>
          </table:table-cell>
          <table:table-cell office:value-type="percentage" office:value="0.87062769115623595" table:style-name="ce66">
            <text:p>87,06%</text:p>
          </table:table-cell>
          <table:table-cell office:value-type="float" office:value="4167801" table:style-name="ce65">
            <text:p>4.167.801</text:p>
          </table:table-cell>
          <table:table-cell office:value-type="percentage" office:value="0.62312614047769799" table:style-name="ce66">
            <text:p>62,31%</text:p>
          </table:table-cell>
          <table:table-cell office:value-type="float" office:value="2509881" table:style-name="ce65">
            <text:p>2.509.881</text:p>
          </table:table-cell>
          <table:table-cell office:value-type="percentage" office:value="0.35846993208743655" table:style-name="ce66">
            <text:p>35,85%</text:p>
          </table:table-cell>
          <table:table-cell office:value-type="float" office:value="1366044" table:style-name="ce65">
            <text:p>1.366.044</text:p>
          </table:table-cell>
          <table:table-cell office:value-type="percentage" office:value="0.68929805882560713" table:style-name="ce66">
            <text:p>68,93%</text:p>
          </table:table-cell>
          <table:table-cell office:value-type="float" office:value="3898133" table:style-name="ce65">
            <text:p>3.898.133</text:p>
          </table:table-cell>
          <table:table-cell office:value-type="percentage" office:value="0.80688244343321935" table:style-name="ce66">
            <text:p>80,69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25633" table:style-name="ce76">
            <text:p>625.633</text:p>
          </table:table-cell>
          <table:table-cell office:value-type="float" office:value="345048" table:style-name="ce76">
            <text:p>345.048</text:p>
          </table:table-cell>
          <table:table-cell office:value-type="percentage" office:value="0.55151822234440961" table:style-name="ce77">
            <text:p>55,15%</text:p>
          </table:table-cell>
          <table:table-cell office:value-type="date" office:date-value="2022-01-19T00:00:00" table:style-name="ce78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0">
            <text:p>89.551</text:p>
          </table:table-cell>
          <table:table-cell office:value-type="float" office:value="45131" table:style-name="ce80">
            <text:p>45.131</text:p>
          </table:table-cell>
          <table:table-cell office:value-type="percentage" office:value="0.5039698049156347" table:style-name="ce81">
            <text:p>50,40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0">
            <text:p>53.486</text:p>
          </table:table-cell>
          <table:table-cell office:value-type="float" office:value="37783" table:style-name="ce80">
            <text:p>37.783</text:p>
          </table:table-cell>
          <table:table-cell office:value-type="percentage" office:value="0.70640915379725533" table:style-name="ce81">
            <text:p>70,6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0">
            <text:p>84.404</text:p>
          </table:table-cell>
          <table:table-cell office:value-type="float" office:value="24708" table:style-name="ce80">
            <text:p>24.708</text:p>
          </table:table-cell>
          <table:table-cell office:value-type="percentage" office:value="0.29273494147196816" table:style-name="ce81">
            <text:p>29,27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0">
            <text:p>133.490</text:p>
          </table:table-cell>
          <table:table-cell office:value-type="float" office:value="62016" table:style-name="ce80">
            <text:p>62.016</text:p>
          </table:table-cell>
          <table:table-cell office:value-type="percentage" office:value="0.46457412540265186" table:style-name="ce81">
            <text:p>46,46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0">
            <text:p>36.806</text:p>
          </table:table-cell>
          <table:table-cell office:value-type="float" office:value="21621" table:style-name="ce80">
            <text:p>21.621</text:p>
          </table:table-cell>
          <table:table-cell office:value-type="percentage" office:value="0.58743139705482805" table:style-name="ce81">
            <text:p>58,7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6938" table:style-name="ce80">
            <text:p>136.938</text:p>
          </table:table-cell>
          <table:table-cell office:value-type="float" office:value="88375" table:style-name="ce80">
            <text:p>88.375</text:p>
          </table:table-cell>
          <table:table-cell office:value-type="percentage" office:value="0.64536505571864644" table:style-name="ce81">
            <text:p>64,5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7544" table:style-name="ce80">
            <text:p>147.544</text:p>
          </table:table-cell>
          <table:table-cell office:value-type="float" office:value="80564" table:style-name="ce80">
            <text:p>80.564</text:p>
          </table:table-cell>
          <table:table-cell office:value-type="percentage" office:value="0.54603372553272245" table:style-name="ce81">
            <text:p>54,60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0">
            <text:p>559.033</text:p>
          </table:table-cell>
          <table:table-cell office:value-type="float" office:value="202250" table:style-name="ce80">
            <text:p>202.250</text:p>
          </table:table-cell>
          <table:table-cell office:value-type="percentage" office:value="0.36178544021551501" table:style-name="ce81">
            <text:p>36,18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0">
            <text:p>352.220</text:p>
          </table:table-cell>
          <table:table-cell office:value-type="float" office:value="195894" table:style-name="ce80">
            <text:p>195.894</text:p>
          </table:table-cell>
          <table:table-cell office:value-type="percentage" office:value="0.55616943955482367" table:style-name="ce81">
            <text:p>55,62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0">
            <text:p>67.546</text:p>
          </table:table-cell>
          <table:table-cell office:value-type="float" office:value="42680" table:style-name="ce80">
            <text:p>42.680</text:p>
          </table:table-cell>
          <table:table-cell office:value-type="percentage" office:value="0.63186569152873595" table:style-name="ce81">
            <text:p>63,19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3059" table:style-name="ce80">
            <text:p>153.059</text:p>
          </table:table-cell>
          <table:table-cell office:value-type="float" office:value="123734" table:style-name="ce80">
            <text:p>123.734</text:p>
          </table:table-cell>
          <table:table-cell office:value-type="percentage" office:value="0.80840721551819883" table:style-name="ce81">
            <text:p>80,8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0">
            <text:p>21.936</text:p>
          </table:table-cell>
          <table:table-cell office:value-type="float" office:value="12291" table:style-name="ce80">
            <text:p>12.291</text:p>
          </table:table-cell>
          <table:table-cell office:value-type="percentage" office:value="0.56031181619256021" table:style-name="ce81">
            <text:p>56,03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0">
            <text:p>491.254</text:p>
          </table:table-cell>
          <table:table-cell office:value-type="float" office:value="207026" table:style-name="ce80">
            <text:p>207.026</text:p>
          </table:table-cell>
          <table:table-cell office:value-type="percentage" office:value="0.4214235405716798" table:style-name="ce81">
            <text:p>42,1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0647" table:style-name="ce80">
            <text:p>120.647</text:p>
          </table:table-cell>
          <table:table-cell office:value-type="float" office:value="60348" table:style-name="ce80">
            <text:p>60.348</text:p>
          </table:table-cell>
          <table:table-cell office:value-type="percentage" office:value="0.50020307177136603" table:style-name="ce81">
            <text:p>50,02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48816" table:style-name="ce80">
            <text:p>48.816</text:p>
          </table:table-cell>
          <table:table-cell office:value-type="float" office:value="23892" table:style-name="ce80">
            <text:p>23.892</text:p>
          </table:table-cell>
          <table:table-cell office:value-type="percentage" office:value="0.4894296951819076" table:style-name="ce81">
            <text:p>48,9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0">
            <text:p>147.320</text:p>
          </table:table-cell>
          <table:table-cell office:value-type="float" office:value="75481" table:style-name="ce80">
            <text:p>75.481</text:p>
          </table:table-cell>
          <table:table-cell office:value-type="percentage" office:value="0.51236084713548735" table:style-name="ce81">
            <text:p>51,24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0">
            <text:p>7.952</text:p>
          </table:table-cell>
          <table:table-cell office:value-type="float" office:value="2585" table:style-name="ce80">
            <text:p>2.585</text:p>
          </table:table-cell>
          <table:table-cell office:value-type="percentage" office:value="0.32507545271629779" table:style-name="ce81">
            <text:p>32,51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0">
            <text:p>9.776</text:p>
          </table:table-cell>
          <table:table-cell office:value-type="float" office:value="2792" table:style-name="ce80">
            <text:p>2.792</text:p>
          </table:table-cell>
          <table:table-cell office:value-type="percentage" office:value="0.2855973813420622" table:style-name="ce81">
            <text:p>28,56%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9T00:00:00" table:style-name="ce82">
            <text:p>1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8T00:00:00" table:style-name="ce86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287411" table:style-name="ce88">
            <text:p>3.287.411</text:p>
          </table:table-cell>
          <table:table-cell office:value-type="float" office:value="1654219" table:style-name="ce88">
            <text:p>1.654.219</text:p>
          </table:table-cell>
          <table:table-cell office:value-type="percentage" office:value="0.50319810939368392" table:style-name="ce89">
            <text:p>50,32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0T17:44:56Z</dc:date>
  </office:meta>
</office:document-meta>
</file>